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3200000032F7DEA6258E62396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6.503cm" style:page-number="auto" table:align="left" style:writing-mode="lr-tb"/>
    </style:style>
    <style:style style:name="Tableau1.A" style:family="table-column">
      <style:table-column-properties style:column-width="2.916cm"/>
    </style:style>
    <style:style style:name="Tableau1.B" style:family="table-column">
      <style:table-column-properties style:column-width="7.837cm"/>
    </style:style>
    <style:style style:name="Tableau1.C" style:family="table-column">
      <style:table-column-properties style:column-width="5.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22.003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2" style:family="table">
      <style:table-properties style:width="16.771cm" fo:margin-left="-0.259cm" table:align="left" style:writing-mode="lr-tb"/>
    </style:style>
    <style:style style:name="Tableau2.A" style:family="table-column">
      <style:table-column-properties style:column-width="1.752cm"/>
    </style:style>
    <style:style style:name="Tableau2.B" style:family="table-column">
      <style:table-column-properties style:column-width="2.251cm"/>
    </style:style>
    <style:style style:name="Tableau2.C" style:family="table-column">
      <style:table-column-properties style:column-width="2.547cm"/>
    </style:style>
    <style:style style:name="Tableau2.D" style:family="table-column">
      <style:table-column-properties style:column-width="10.2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00008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1" style:family="table-cell">
      <style:table-cell-properties style:vertical-align="top" fo:background-color="#00008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2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6.251cm" table:align="left" style:writing-mode="lr-tb"/>
    </style:style>
    <style:style style:name="Tableau3.A" style:family="table-column">
      <style:table-column-properties style:column-width="3.759cm"/>
    </style:style>
    <style:style style:name="Tableau3.B" style:family="table-column">
      <style:table-column-properties style:column-width="0.531cm"/>
    </style:style>
    <style:style style:name="Tableau3.C" style:family="table-column">
      <style:table-column-properties style:column-width="3.757cm"/>
    </style:style>
    <style:style style:name="Tableau3.D" style:family="table-column">
      <style:table-column-properties style:column-width="0.501cm"/>
    </style:style>
    <style:style style:name="Tableau3.E" style:family="table-column">
      <style:table-column-properties style:column-width="3.568cm"/>
    </style:style>
    <style:style style:name="Tableau3.F" style:family="table-column">
      <style:table-column-properties style:column-width="0.437cm"/>
    </style:style>
    <style:style style:name="Tableau3.G" style:family="table-column">
      <style:table-column-properties style:column-width="3.6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F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G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" style:family="table">
      <style:table-properties style:width="16.402cm" fo:margin-left="-0.136cm" table:align="left" style:writing-mode="lr-tb"/>
    </style:style>
    <style:style style:name="Tableau4.A" style:family="table-column">
      <style:table-column-properties style:column-width="4.498cm"/>
    </style:style>
    <style:style style:name="Tableau4.B" style:family="table-column">
      <style:table-column-properties style:column-width="6.627cm"/>
    </style:style>
    <style:style style:name="Tableau4.C" style:family="table-column">
      <style:table-column-properties style:column-width="5.27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.A2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" style:family="table">
      <style:table-properties style:width="17.154cm" fo:margin-left="-0.136cm" table:align="left" style:writing-mode="lr-tb"/>
    </style:style>
    <style:style style:name="Tableau5.A" style:family="table-column">
      <style:table-column-properties style:column-width="2.625cm"/>
    </style:style>
    <style:style style:name="Tableau5.B" style:family="table-column">
      <style:table-column-properties style:column-width="3.5cm"/>
    </style:style>
    <style:style style:name="Tableau5.C" style:family="table-column">
      <style:table-column-properties style:column-width="11.03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.C1" style:family="table-cell">
      <style:table-cell-properties style:vertical-align="middle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3" style:family="table-row">
      <style:table-row-properties style:min-row-height="0.582cm" fo:keep-together="auto"/>
    </style:style>
    <style:style style:name="Tableau5.A3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3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6" style:family="table-cell">
      <style:table-cell-properties style:vertical-align="middle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5.B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7" style:family="table-row">
      <style:table-row-properties style:min-row-height="0.912cm" fo:keep-together="auto"/>
    </style:style>
    <style:style style:name="Tableau5.A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8" style:family="table-row">
      <style:table-row-properties style:min-row-height="0.723cm" fo:keep-together="auto"/>
    </style:style>
    <style:style style:name="Tableau5.A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8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9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0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0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1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5.A1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12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eau5.A13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5pt solid #000000" style:writing-mode="lr-tb"/>
    </style:style>
    <style:style style:name="Tableau5.C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au5.A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6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8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8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19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9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0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20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2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3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4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5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2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2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75pt solid #000000" style:writing-mode="lr-tb"/>
    </style:style>
    <style:style style:name="Tableau5.C2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7" style:family="table">
      <style:table-properties style:width="17.076cm" fo:margin-left="-0.136cm" table:align="left" style:writing-mode="lr-tb"/>
    </style:style>
    <style:style style:name="Tableau7.A" style:family="table-column">
      <style:table-column-properties style:column-width="5.715cm"/>
    </style:style>
    <style:style style:name="Tableau7.B" style:family="table-column">
      <style:table-column-properties style:column-width="11.36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B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P2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style:font-name="Arial1" fo:font-size="8pt" officeooo:rsid="00214124" officeooo:paragraph-rsid="00214124" style:font-size-asian="8pt" style:font-name-complex="Arial1"/>
    </style:style>
    <style:style style:name="P3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14124" style:font-size-asian="8pt" style:font-weight-asian="bold" style:font-name-complex="Arial1"/>
    </style:style>
    <style:style style:name="P4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43c03" style:font-size-asian="8pt" style:font-weight-asian="bold" style:font-name-complex="Arial1"/>
    </style:style>
    <style:style style:name="P5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21641" officeooo:paragraph-rsid="00221641" style:font-size-asian="8pt" style:font-weight-asian="bold" style:font-name-complex="Arial1"/>
    </style:style>
    <style:style style:name="P6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P7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P8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P9" style:family="paragraph" style:parent-style-name="Header">
      <style:paragraph-properties>
        <style:tab-stops/>
      </style:paragraph-properties>
      <style:text-properties style:font-name-complex="Arial1"/>
    </style:style>
    <style:style style:name="P10" style:family="paragraph" style:parent-style-name="Header">
      <style:paragraph-properties fo:text-align="center" style:justify-single-word="false"/>
    </style:style>
    <style:style style:name="P11" style:family="paragraph" style:parent-style-name="Header">
      <style:paragraph-properties>
        <style:tab-stops/>
      </style:paragraph-properties>
      <style:text-properties fo:font-size="10pt" fo:font-style="italic" style:font-size-asian="10pt" style:font-style-asian="italic" style:font-name-complex="Arial1" style:font-style-complex="italic"/>
    </style:style>
    <style:style style:name="P12" style:family="paragraph" style:parent-style-name="Text_20_body">
      <style:text-properties fo:font-size="10pt" style:font-size-asian="10pt" style:font-name-complex="Arial1"/>
    </style:style>
    <style:style style:name="P13" style:family="paragraph" style:parent-style-name="Text_20_body">
      <style:text-properties fo:color="#0000ff" fo:font-size="10pt" fo:font-style="italic" style:font-size-asian="10pt" style:font-style-asian="italic" style:font-name-complex="Arial1" style:font-style-complex="italic"/>
    </style:style>
    <style:style style:name="P14" style:family="paragraph" style:parent-style-name="Text_20_body">
      <style:paragraph-properties fo:text-align="center" style:justify-single-word="false"/>
      <style:text-properties style:font-name-complex="Arial1"/>
    </style:style>
    <style:style style:name="P15" style:family="paragraph" style:parent-style-name="Text_20_body">
      <style:paragraph-properties fo:keep-with-next="always"/>
      <style:text-properties fo:color="#0000ff" fo:font-size="10pt" fo:font-style="italic" style:font-size-asian="10pt" style:font-style-asian="italic" style:font-name-complex="Arial1" style:font-style-complex="italic"/>
    </style:style>
    <style:style style:name="P16" style:family="paragraph" style:parent-style-name="Text_20_body">
      <style:paragraph-properties fo:margin-left="0cm" fo:margin-right="0cm" fo:text-indent="0cm" style:auto-text-indent="false" fo:keep-with-next="always"/>
      <style:text-properties fo:color="#0000ff" style:font-name="Arial1" fo:font-size="10pt" fo:font-style="italic" officeooo:rsid="000ce4c3" officeooo:paragraph-rsid="000ce4c3" style:font-size-asian="10pt" style:font-style-asian="italic" style:font-name-complex="Arial1" style:font-style-complex="italic"/>
    </style:style>
    <style:style style:name="P1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</style:style>
    <style:style style:name="P1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1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style:font-name="Arial1" fo:font-weight="bold" style:font-weight-asian="bold" style:font-name-complex="Arial1"/>
    </style:style>
    <style:style style:name="P20" style:family="paragraph" style:parent-style-name="Retrait_20_normal">
      <style:paragraph-properties fo:margin-left="0cm" fo:margin-right="0cm" fo:margin-top="0.035cm" fo:margin-bottom="0.035cm" loext:contextual-spacing="false" fo:text-align="center" style:justify-single-word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fo:background-color="#ffff00" style:font-weight-asian="bold" style:font-name-complex="Arial1"/>
    </style:style>
    <style:style style:name="P22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officeooo:rsid="000babe3" officeooo:paragraph-rsid="000babe3" style:font-name-complex="Arial1"/>
    </style:style>
    <style:style style:name="P2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style:font-style-asian="italic" style:font-weight-asian="bold" style:font-name-complex="Arial1" style:font-style-complex="italic"/>
    </style:style>
    <style:style style:name="P2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officeooo:rsid="000846b3" officeooo:paragraph-rsid="000846b3" style:font-style-asian="italic" style:font-weight-asian="bold" style:font-name-complex="Arial1" style:font-style-complex="italic"/>
    </style:style>
    <style:style style:name="P2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officeooo:rsid="000846b3" officeooo:paragraph-rsid="000846b3" style:font-style-asian="italic" style:font-name-complex="Arial1" style:font-style-complex="italic"/>
    </style:style>
    <style:style style:name="P2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bold" style:font-weight-asian="bold" style:font-name-complex="Arial1" style:font-weight-complex="bold"/>
    </style:style>
    <style:style style:name="P2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bold" style:font-weight-asian="bold" style:font-name-complex="Arial1"/>
    </style:style>
    <style:style style:name="P2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style:font-name-complex="Arial1"/>
    </style:style>
    <style:style style:name="P2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fo:background-color="#ffff00" style:font-size-asian="8pt" style:font-weight-asian="bold" style:font-name-complex="Arial1" style:font-weight-complex="bold"/>
    </style:style>
    <style:style style:name="P3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style:font-size-asian="8pt" style:font-weight-asian="bold" style:font-name-complex="Arial1" style:font-weight-complex="bold"/>
    </style:style>
    <style:style style:name="P3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fo:color="#000000" style:font-name="Arial1" style:font-name-complex="Arial1"/>
    </style:style>
    <style:style style:name="P32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0.001cm"/>
        </style:tab-stops>
      </style:paragraph-properties>
      <style:text-properties fo:color="#ff6600" fo:font-size="10pt" fo:font-style="italic" officeooo:paragraph-rsid="002edc94" style:font-size-asian="10pt" style:font-style-asian="italic" style:font-name-complex="Arial1" style:font-size-complex="10pt" style:font-style-complex="italic"/>
    </style:style>
    <style:style style:name="P33" style:family="paragraph" style:parent-style-name="Tête_20_tableau">
      <style:paragraph-properties fo:margin-top="0cm" fo:margin-bottom="0cm" loext:contextual-spacing="false"/>
      <style:text-properties style:font-name="Arial1" style:font-name-complex="Arial1"/>
    </style:style>
    <style:style style:name="P34" style:family="paragraph" style:parent-style-name="Contents_20_1">
      <style:text-properties fo:font-variant="small-caps" style:font-name="Arial1" fo:font-weight="normal" style:font-weight-asian="normal" style:font-name-complex="Arial1"/>
    </style:style>
    <style:style style:name="P35" style:family="paragraph" style:parent-style-name="Tête_20_tableau">
      <style:text-properties style:font-name="Arial1" fo:font-size="8pt" style:font-size-asian="8pt" style:font-name-complex="Arial1"/>
    </style:style>
    <style:style style:name="P36" style:family="paragraph" style:parent-style-name="Contents_20_3">
      <style:paragraph-properties>
        <style:tab-stops>
          <style:tab-stop style:position="1.94cm"/>
          <style:tab-stop style:position="16.484cm" style:type="right" style:leader-style="dotted" style:leader-text="."/>
        </style:tab-stops>
      </style:paragraph-properties>
      <style:text-properties fo:font-variant="small-caps" fo:color="#000080" style:font-name="Times New Roman" fo:font-size="11pt" fo:language="none" fo:country="none" fo:font-weight="bold" style:font-size-asian="11pt" style:language-asian="none" style:country-asian="none" style:font-weight-asian="bold" style:font-name-complex="Arial1" style:font-size-complex="12pt"/>
    </style:style>
    <style:style style:name="P37" style:family="paragraph" style:parent-style-name="tableau_20_Titre">
      <style:text-properties style:font-name="Arial1" style:font-name-complex="Arial1"/>
    </style:style>
    <style:style style:name="P38" style:family="paragraph" style:parent-style-name="tableau_20_Titre">
      <style:text-properties fo:color="#ffffff" style:font-name="Arial1" style:font-name-complex="Arial1"/>
    </style:style>
    <style:style style:name="P39" style:family="paragraph" style:parent-style-name="Retrait_20_normal">
      <style:paragraph-properties fo:text-align="center" style:justify-single-word="false"/>
      <style:text-properties fo:color="#3366ff" style:font-name="Arial1" fo:font-size="10pt" fo:font-style="italic" style:font-size-asian="10pt" style:font-style-asian="italic" style:font-name-complex="Arial1" style:font-style-complex="italic"/>
    </style:style>
    <style:style style:name="P40" style:family="paragraph" style:parent-style-name="Standard">
      <style:paragraph-properties>
        <style:tab-stops>
          <style:tab-stop style:position="10.001cm"/>
        </style:tab-stops>
      </style:paragraph-properties>
    </style:style>
    <style:style style:name="P41" style:family="paragraph" style:parent-style-name="Standard">
      <style:text-properties style:font-name-complex="Arial1"/>
    </style:style>
    <style:style style:name="P42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-complex="Arial1"/>
    </style:style>
    <style:style style:name="P43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style:font-name-complex="Arial1"/>
    </style:style>
    <style:style style:name="P44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style:font-size-asian="22pt" style:font-weight-asian="bold" style:font-name-complex="Arial1" style:font-weight-complex="bold"/>
    </style:style>
    <style:style style:name="P45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fo:color="#0000ff" fo:font-size="10pt" fo:font-weight="bold" style:font-size-asian="10pt" style:font-weight-asian="bold" style:font-name-complex="Arial1" style:font-weight-complex="bold"/>
    </style:style>
    <style:style style:name="P46" style:family="paragraph" style:parent-style-name="Standard">
      <style:text-properties fo:font-size="10pt" style:font-size-asian="10pt" style:font-name-complex="Arial1"/>
    </style:style>
    <style:style style:name="P47" style:family="paragraph" style:parent-style-name="Standard">
      <style:text-properties fo:font-size="10pt" style:text-underline-style="solid" style:text-underline-width="auto" style:text-underline-color="font-color" style:font-size-asian="10pt" style:font-name-complex="Arial1"/>
    </style:style>
    <style:style style:name="P48" style:family="paragraph" style:parent-style-name="Standard">
      <style:text-properties fo:font-size="10pt" fo:font-style="italic" style:font-size-asian="10pt" style:font-style-asian="italic" style:font-name-complex="Arial1" style:font-style-complex="italic"/>
    </style:style>
    <style:style style:name="P49" style:family="paragraph" style:parent-style-name="Standard">
      <style:text-properties fo:font-variant="small-caps" fo:color="#000080" fo:font-size="11pt" fo:language="none" fo:country="none" style:font-size-asian="11pt" style:language-asian="none" style:country-asian="none" style:font-name-complex="Arial1"/>
    </style:style>
    <style:style style:name="P50" style:family="paragraph" style:parent-style-name="Standard">
      <style:text-properties fo:font-size="9pt" style:font-size-asian="9pt" style:font-size-complex="9pt"/>
    </style:style>
    <style:style style:name="P51" style:family="paragraph" style:parent-style-name="Standard">
      <style:text-properties fo:font-size="9pt" officeooo:rsid="0010f624" officeooo:paragraph-rsid="0010f624" style:font-size-asian="9pt" style:font-size-complex="9pt"/>
    </style:style>
    <style:style style:name="P52" style:family="paragraph" style:parent-style-name="Standard">
      <style:text-properties fo:font-size="9pt" officeooo:rsid="0013da4e" officeooo:paragraph-rsid="0013da4e" style:font-size-asian="9pt" style:font-size-complex="9pt"/>
    </style:style>
    <style:style style:name="P53" style:family="paragraph" style:parent-style-name="Standard">
      <style:text-properties fo:font-size="9pt" officeooo:rsid="0013da4e" officeooo:paragraph-rsid="00159d81" style:font-size-asian="9pt" style:font-size-complex="9pt"/>
    </style:style>
    <style:style style:name="P54" style:family="paragraph" style:parent-style-name="Standard">
      <style:text-properties fo:font-size="9pt" officeooo:rsid="0013da4e" officeooo:paragraph-rsid="00162abb" style:font-size-asian="9pt" style:font-size-complex="9pt"/>
    </style:style>
    <style:style style:name="P55" style:family="paragraph" style:parent-style-name="Standard">
      <style:text-properties fo:font-size="9pt" officeooo:rsid="0013da4e" officeooo:paragraph-rsid="001fe939" style:font-size-asian="9pt" style:font-size-complex="9pt"/>
    </style:style>
    <style:style style:name="P56" style:family="paragraph" style:parent-style-name="Standard">
      <style:text-properties fo:font-size="9pt" officeooo:rsid="001423c4" officeooo:paragraph-rsid="001423c4" style:font-size-asian="9pt" style:font-size-complex="9pt"/>
    </style:style>
    <style:style style:name="P57" style:family="paragraph" style:parent-style-name="Standard">
      <style:text-properties fo:font-size="9pt" officeooo:rsid="001423c4" officeooo:paragraph-rsid="00159d81" style:font-size-asian="9pt" style:font-size-complex="9pt"/>
    </style:style>
    <style:style style:name="P58" style:family="paragraph" style:parent-style-name="Standard">
      <style:text-properties fo:font-size="9pt" officeooo:rsid="00180dc8" officeooo:paragraph-rsid="00180dc8" style:font-size-asian="9pt" style:font-size-complex="9pt"/>
    </style:style>
    <style:style style:name="P59" style:family="paragraph" style:parent-style-name="Standard">
      <style:text-properties fo:font-size="9pt" officeooo:rsid="00198b4a" officeooo:paragraph-rsid="00198b4a" style:font-size-asian="9pt" style:font-size-complex="9pt"/>
    </style:style>
    <style:style style:name="P60" style:family="paragraph" style:parent-style-name="Standard">
      <style:text-properties fo:font-size="9pt" officeooo:rsid="00204582" officeooo:paragraph-rsid="00204582" style:font-size-asian="9pt" style:font-size-complex="9pt"/>
    </style:style>
    <style:style style:name="P61" style:family="paragraph" style:parent-style-name="Standard">
      <style:text-properties fo:font-size="9pt" officeooo:rsid="00206c5b" officeooo:paragraph-rsid="00206c5b" style:font-size-asian="9pt" style:font-size-complex="9pt"/>
    </style:style>
    <style:style style:name="P62" style:family="paragraph" style:parent-style-name="Standard">
      <style:text-properties fo:font-size="9pt" officeooo:rsid="0026a176" officeooo:paragraph-rsid="0026a176" style:font-size-asian="9pt" style:font-size-complex="9pt"/>
    </style:style>
    <style:style style:name="P63" style:family="paragraph" style:parent-style-name="Standard">
      <style:text-properties fo:font-size="9pt" officeooo:rsid="0027749d" officeooo:paragraph-rsid="0027749d" style:font-size-asian="9pt" style:font-size-complex="9pt"/>
    </style:style>
    <style:style style:name="P64" style:family="paragraph" style:parent-style-name="Standard">
      <style:paragraph-properties fo:margin-left="4.501cm" fo:margin-right="0.245cm" fo:text-indent="-4.5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65" style:family="paragraph" style:parent-style-name="Standard">
      <style:paragraph-properties fo:margin-left="6.001cm" fo:margin-right="0.245cm" fo:text-indent="-6.0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66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67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68" style:family="paragraph" style:parent-style-name="Standard">
      <style:paragraph-properties fo:margin-left="0cm" fo:margin-right="0.25cm" fo:margin-top="0.035cm" fo:margin-bottom="0.035cm" loext:contextual-spacing="false" fo:text-align="start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69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officeooo:rsid="0007e8d8" officeooo:paragraph-rsid="0007e8d8" style:font-size-asian="8pt" style:font-name-complex="Arial1"/>
    </style:style>
    <style:style style:name="P70" style:family="paragraph" style:parent-style-name="Standard">
      <style:paragraph-properties fo:margin-left="0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officeooo:rsid="0030410f" officeooo:paragraph-rsid="0030410f" style:font-size-asian="8pt" style:font-name-complex="Arial1"/>
    </style:style>
    <style:style style:name="P71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72" style:family="paragraph" style:parent-style-name="Standard">
      <style:paragraph-properties fo:margin-left="0.252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73" style:family="paragraph" style:parent-style-name="Standard">
      <style:paragraph-properties fo:margin-left="0cm" fo:margin-right="0.245cm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variant="small-caps" style:font-name-complex="Arial1"/>
    </style:style>
    <style:style style:name="P74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style:font-name-complex="Arial1"/>
    </style:style>
    <style:style style:name="P75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fo:color="#0000ff" style:font-name-complex="Arial1" text:display="none"/>
    </style:style>
    <style:style style:name="P76" style:family="paragraph" style:parent-style-name="Standard">
      <style:paragraph-properties fo:margin-left="0cm" fo:margin-right="1.058cm" fo:text-indent="1.249cm" style:auto-text-indent="false" style:text-autospace="none" style:punctuation-wrap="simple"/>
      <style:text-properties style:font-name="Arial1" style:font-name-complex="Arial1"/>
    </style:style>
    <style:style style:name="P77" style:family="paragraph" style:parent-style-name="Standard" style:list-style-name="WW8Num270">
      <style:text-properties fo:font-size="10pt" style:font-size-asian="10pt" style:font-name-complex="Arial1"/>
    </style:style>
    <style:style style:name="P78" style:family="paragraph" style:parent-style-name="Standard">
      <style:text-properties style:font-name="Arial1" fo:font-size="12pt" fo:font-weight="normal" officeooo:rsid="0026a176" officeooo:paragraph-rsid="00377236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size="9pt" officeooo:rsid="0026a176" officeooo:paragraph-rsid="0026a176" style:font-size-asian="9pt" style:font-size-complex="9pt"/>
    </style:style>
    <style:style style:name="P80" style:family="paragraph" style:parent-style-name="Standard">
      <style:text-properties fo:font-size="9pt" officeooo:rsid="0037e76c" officeooo:paragraph-rsid="0037e76c" style:font-size-asian="9pt" style:font-size-complex="9pt"/>
    </style:style>
    <style:style style:name="P81" style:family="paragraph" style:parent-style-name="Standard">
      <style:text-properties fo:font-size="9pt" officeooo:rsid="0013da4e" officeooo:paragraph-rsid="003ae505" style:font-size-asian="9pt" style:font-size-complex="9pt"/>
    </style:style>
    <style:style style:name="P82" style:family="paragraph" style:parent-style-name="Standard">
      <style:text-properties fo:font-size="9pt" officeooo:rsid="00206c5b" officeooo:paragraph-rsid="003be768" style:font-size-asian="9pt" style:font-size-complex="9pt"/>
    </style:style>
    <style:style style:name="P83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officeooo:rsid="003d8864" officeooo:paragraph-rsid="003d8864" style:font-size-asian="22pt" style:font-weight-asian="bold" style:font-name-complex="Arial1" style:font-weight-complex="bold"/>
    </style:style>
    <style:style style:name="P84" style:family="paragraph" style:parent-style-name="Standard" style:list-style-name="L1" style:master-page-name="">
      <loext:graphic-properties draw:fill="none"/>
      <style:paragraph-properties fo:margin-left="9.299cm" fo:margin-right="0cm" fo:text-align="justify" style:justify-single-word="false" fo:orphans="2" fo:widows="2" fo:text-indent="-9.299cm" style:auto-text-indent="false" style:page-number="auto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officeooo:paragraph-rsid="002edc94" style:font-size-asian="10pt" style:font-style-asian="italic" style:font-name-complex="Arial1" style:font-size-complex="10pt" style:font-style-complex="italic"/>
    </style:style>
    <style:style style:name="P85" style:family="paragraph" style:parent-style-name="Standard" style:list-style-name="L1">
      <loext:graphic-properties draw:fill="none"/>
      <style:paragraph-properties fo:margin-left="9.299cm" fo:margin-right="0cm" fo:text-align="justify" style:justify-single-word="false" fo:orphans="2" fo:widows="2" fo:text-indent="-9.299cm" style:auto-text-indent="false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officeooo:paragraph-rsid="002edc94" style:font-size-asian="10pt" style:font-style-asian="italic" style:font-name-complex="Arial1" style:font-size-complex="10pt" style:font-style-complex="italic"/>
    </style:style>
    <style:style style:name="P86" style:family="paragraph" style:parent-style-name="Heading_20_1" style:list-style-name="">
      <style:paragraph-properties fo:margin-left="0cm" fo:margin-right="0cm" fo:text-indent="0cm" style:auto-text-indent="false" fo:break-before="page"/>
      <style:text-properties style:font-name="Arial1" style:font-name-complex="Arial1"/>
    </style:style>
    <style:style style:name="P87" style:family="paragraph" style:parent-style-name="Heading_20_1" style:list-style-name="">
      <style:paragraph-properties fo:margin-left="0cm" fo:margin-right="0cm" fo:text-indent="0cm" style:auto-text-indent="false">
        <style:tab-stops>
          <style:tab-stop style:position="1.249cm"/>
        </style:tab-stops>
      </style:paragraph-properties>
    </style:style>
    <style:style style:name="P88" style:family="paragraph" style:parent-style-name="Heading_20_1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89" style:family="paragraph" style:parent-style-name="Heading_20_2">
      <style:paragraph-properties fo:margin-top="0cm" fo:margin-bottom="0cm" loext:contextual-spacing="false" fo:orphans="0" fo:widows="0" fo:keep-with-next="auto"/>
    </style:style>
    <style:style style:name="P90" style:family="paragraph" style:parent-style-name="Heading_20_2">
      <style:paragraph-properties fo:margin-top="0cm" fo:margin-bottom="0cm" loext:contextual-spacing="false" fo:text-align="start" style:justify-single-word="false" fo:orphans="0" fo:widows="0" fo:break-before="page" fo:keep-with-next="auto"/>
      <style:text-properties style:font-name="Arial1" style:font-name-complex="Arial1"/>
    </style:style>
    <style:style style:name="P91" style:family="paragraph" style:parent-style-name="Heading_20_3">
      <style:text-properties style:font-name="Arial1" style:font-name-complex="Arial1"/>
    </style:style>
    <style:style style:name="P92" style:family="paragraph" style:parent-style-name="Heading_20_3">
      <style:text-properties officeooo:paragraph-rsid="00100358"/>
    </style:style>
    <style:style style:name="P93" style:family="paragraph" style:parent-style-name="Heading_20_3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94" style:family="paragraph" style:parent-style-name="Contents_20_1">
      <style:paragraph-properties>
        <style:tab-stops>
          <style:tab-stop style:position="0.776cm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.552cm"/>
        </style:tab-stops>
      </style:paragraph-properties>
    </style:style>
    <style:style style:name="P96" style:family="paragraph" style:parent-style-name="Corps_20_de_20_texte_20_2">
      <style:paragraph-properties fo:margin-top="0.035cm" fo:margin-bottom="0.035cm" loext:contextual-spacing="false" fo:text-align="start" style:justify-single-word="false"/>
      <style:text-properties fo:color="#3366ff" style:font-name="Arial1" fo:font-size="8pt" fo:font-weight="normal" officeooo:paragraph-rsid="00365dc8" style:font-size-asian="8pt" style:font-weight-asian="normal" style:font-name-complex="Arial1" style:font-weight-complex="bold"/>
    </style:style>
    <style:style style:name="P97" style:family="paragraph" style:parent-style-name="Retrait_20_normal" style:list-style-name="L2">
      <style:paragraph-properties fo:margin-top="0.035cm" fo:margin-bottom="0.035cm" loext:contextual-spacing="false" fo:orphans="0" fo:widows="0" style:snap-to-layout-grid="false"/>
      <style:text-properties fo:color="#0000ff" style:font-name="Arial1" fo:font-style="italic" fo:font-weight="bold" officeooo:rsid="000846b3" officeooo:paragraph-rsid="000846b3" style:font-style-asian="italic" style:font-weight-asian="bold" style:font-name-complex="Arial1" style:font-style-complex="italic"/>
    </style:style>
    <style:style style:name="P98" style:family="paragraph" style:parent-style-name="Retrait_20_normal" style:list-style-name="L2">
      <style:paragraph-properties fo:margin-top="0.035cm" fo:margin-bottom="0.035cm" loext:contextual-spacing="false" fo:orphans="0" fo:widows="0" style:snap-to-layout-grid="false"/>
      <style:text-properties fo:color="#0000ff" style:font-name="Arial1" fo:font-style="italic" fo:font-weight="bold" officeooo:rsid="00342666" officeooo:paragraph-rsid="00342666" style:font-style-asian="italic" style:font-weight-asian="bold" style:font-name-complex="Arial1" style:font-style-complex="italic"/>
    </style:style>
    <style:style style:name="P9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officeooo:rsid="00361b8f" officeooo:paragraph-rsid="00361b8f" style:font-name-complex="Arial1"/>
    </style:style>
    <style:style style:name="T1" style:family="text">
      <style:text-properties style:font-name="Verdana" fo:font-size="9pt" style:font-size-asian="9pt" style:font-name-complex="Verdana"/>
    </style:style>
    <style:style style:name="T2" style:family="text">
      <style:text-properties style:font-name="Verdana" fo:font-size="9pt" fo:language="en" fo:country="US" style:font-size-asian="9pt" style:font-name-complex="Verdana"/>
    </style:style>
    <style:style style:name="T3" style:family="text">
      <style:text-properties style:font-name-complex="Arial1"/>
    </style:style>
    <style:style style:name="T4" style:family="text">
      <style:text-properties style:font-name-complex="Arial1" style:font-weight-complex="bold"/>
    </style:style>
    <style:style style:name="T5" style:family="text">
      <style:text-properties officeooo:rsid="00365dc8" style:font-name-complex="Arial1"/>
    </style:style>
    <style:style style:name="T6" style:family="text">
      <style:text-properties officeooo:rsid="00377236" style:font-name-complex="Arial1"/>
    </style:style>
    <style:style style:name="T7" style:family="text">
      <style:text-properties fo:font-weight="bold" style:font-weight-asian="bold" style:font-name-complex="Arial1"/>
    </style:style>
    <style:style style:name="T8" style:family="text">
      <style:text-properties fo:color="#0000ff" fo:font-size="10pt" fo:font-weight="bold" style:font-size-asian="10pt" style:font-weight-asian="bold" style:font-name-complex="Arial1" style:font-weight-complex="bold"/>
    </style:style>
    <style:style style:name="T9" style:family="text">
      <style:text-properties fo:color="#0000ff" fo:font-weight="bold" officeooo:rsid="00066e76" style:font-weight-asian="bold" style:font-name-complex="Arial1" style:font-weight-complex="bold"/>
    </style:style>
    <style:style style:name="T10" style:family="text">
      <style:text-properties fo:color="#0000ff" fo:font-weight="bold" officeooo:rsid="003c47aa" style:font-weight-asian="bold" style:font-name-complex="Arial1" style:font-weight-complex="bold"/>
    </style:style>
    <style:style style:name="T11" style:family="text">
      <style:text-properties fo:font-size="10pt" fo:font-style="italic" style:font-size-asian="10pt" style:font-style-asian="italic" style:font-name-complex="Arial1" style:font-style-complex="italic"/>
    </style:style>
    <style:style style:name="T12" style:family="text">
      <style:text-properties fo:font-size="10pt" style:font-size-asian="10pt" style:font-name-complex="Arial1"/>
    </style:style>
    <style:style style:name="T13" style:family="text">
      <style:text-properties fo:font-size="10pt" style:text-underline-style="solid" style:text-underline-width="auto" style:text-underline-color="font-color" style:font-size-asian="10pt" style:font-name-complex="Arial1"/>
    </style:style>
    <style:style style:name="T14" style:family="text">
      <style:text-properties style:font-name="Arial1" style:font-name-complex="Arial1"/>
    </style:style>
    <style:style style:name="T15" style:family="text">
      <style:text-properties style:font-name="Arial1" officeooo:rsid="00365dc8" style:font-name-complex="Arial1"/>
    </style:style>
    <style:style style:name="T16" style:family="text">
      <style:text-properties style:font-name="Arial1" fo:font-size="8pt" style:font-size-asian="8pt" style:font-name-complex="Arial1"/>
    </style:style>
    <style:style style:name="T17" style:family="text">
      <style:text-properties style:font-name-asian="Arial1"/>
    </style:style>
    <style:style style:name="T18" style:family="text">
      <style:text-properties style:use-window-font-color="true" fo:font-size="10pt" fo:language="fr" fo:country="FR" fo:font-weight="bold" officeooo:rsid="00365dc8" style:font-name-asian="Times New Roman" style:font-size-asian="10pt" style:font-weight-asian="bold" style:font-size-complex="10pt" style:language-complex="ar" style:country-complex="SA"/>
    </style:style>
    <style:style style:name="T19" style:family="text">
      <style:text-properties officeooo:rsid="0010c24a"/>
    </style:style>
    <style:style style:name="T20" style:family="text">
      <style:text-properties officeooo:rsid="001ae20e"/>
    </style:style>
    <style:style style:name="T21" style:family="text">
      <style:text-properties officeooo:rsid="001cb192"/>
    </style:style>
    <style:style style:name="T22" style:family="text">
      <style:text-properties officeooo:rsid="001daa9f"/>
    </style:style>
    <style:style style:name="T23" style:family="text">
      <style:text-properties officeooo:rsid="0042f425"/>
    </style:style>
    <style:style style:name="T24" style:family="text">
      <style:text-properties officeooo:rsid="0031fdda"/>
    </style:style>
    <style:style style:name="T25" style:family="text">
      <style:text-properties officeooo:rsid="00342666"/>
    </style:style>
    <style:style style:name="T26" style:family="text">
      <style:text-properties officeooo:rsid="0038ea13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271cm" fo:text-indent="-0.635cm" fo:margin-left="9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541cm" fo:text-indent="-0.635cm" fo:margin-left="10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811cm" fo:text-indent="-0.635cm" fo:margin-left="11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081cm" fo:text-indent="-0.635cm" fo:margin-left="13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716cm" fo:text-indent="-0.635cm" fo:margin-left="13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351cm" fo:text-indent="-0.635cm" fo:margin-left="14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986cm" fo:text-indent="-0.635cm" fo:margin-left="14.9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3"/>
          </table:table-cell>
          <table:table-cell table:style-name="Tableau1.A1" office:value-type="string">
            <text:p text:style-name="P43"/>
          </table:table-cell>
          <table:table-cell table:style-name="Tableau1.A1" office:value-type="string">
            <text:p text:style-name="P43"/>
          </table:table-cell>
        </table:table-row>
        <table:table-row table:style-name="Tableau1.2">
          <table:table-cell table:style-name="Tableau1.A2" table:number-columns-spanned="3" office:value-type="string">
            <text:p text:style-name="P44">Fiche Batch</text:p>
            <text:p text:style-name="P44"/>
            <text:p text:style-name="P83">reinitHistoriqueAnneeMois</text:p>
          </table:table-cell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45"/>
          </table:table-cell>
          <table:table-cell table:style-name="Tableau1.A1" office:value-type="string">
            <text:p text:style-name="P43"/>
          </table:table-cell>
          <table:table-cell table:style-name="Tableau1.A1" office:value-type="string">
            <text:p text:style-name="P40"><text:span text:style-name="T8">Version : </text:span><text:span text:style-name="T8"><text:user-defined style:data-style-name="N0" text:name="Version">0.1</text:user-defined></text:span></text:p>
            <text:p text:style-name="P40"><text:span text:style-name="T8">Date de version :</text:span><text:span text:style-name="T3"> </text:span><text:span text:style-name="T10">20/01</text:span><text:span text:style-name="T9">/20</text:span><text:span text:style-name="T10">20</text:span></text:p>
          </table:table-cell>
        </table:table-row>
      </table:table>
      <text:p text:style-name="P32">Dans le menu Fichier/Propriétés, <text:span text:style-name="T23">r</text:span>enseigner :</text:p>
      <text:list xml:id="list3696710228" text:style-name="L1">
        <text:list-item>
          <text:p text:style-name="P84">Résumé : Titre (nom du batch), Sujet, ..</text:p>
        </text:list-item>
        <text:list-item>
          <text:p text:style-name="P85">Personnalisation : état, Version, Projet, Date_Document …</text:p>
        </text:list-item>
      </text:list>
      <text:p text:style-name="P42"/>
      <text:p text:style-name="P37">Descriptif du Document</text:p>
      <text:p text:style-name="P64"><text:span text:style-name="T3">Titre du document<text:tab/></text:span><text:span text:style-name="T7">Fiche enchaînement : </text:span><text:span text:style-name="T4"><text:title>reinitHistoriqueAnneeMois</text:title></text:span></text:p>
      <text:p text:style-name="P65"><text:span text:style-name="T3">Version du document<text:tab/></text:span><text:span text:style-name="T7"><text:user-defined style:data-style-name="N0" text:name="Version">0.1</text:user-defined></text:span></text:p>
      <text:p text:style-name="P65"><text:span text:style-name="T3">État du document<text:tab/></text:span><text:bookmark-start text:name="OLE_LINK2"/><text:span text:style-name="T3"><text:user-defined style:data-style-name="N0" text:name="État">Non validé</text:user-defined></text:span><text:span text:style-name="T7"><text:user-defined style:data-style-name="N0" text:name="Comments"/></text:span></text:p>
      <text:p text:style-name="P33"><text:bookmark-end text:name="OLE_LINK2"/></text:p>
      <text:p text:style-name="P38">Mises à Jour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35">Version</text:p>
          </table:table-cell>
          <table:table-cell table:style-name="Tableau2.A1" office:value-type="string">
            <text:p text:style-name="P35">Date</text:p>
          </table:table-cell>
          <table:table-cell table:style-name="Tableau2.A1" office:value-type="string">
            <text:p text:style-name="P35">Auteur</text:p>
          </table:table-cell>
          <table:table-cell table:style-name="Tableau2.D1" office:value-type="string">
            <text:p text:style-name="P35">Motif et nature de la modification</text:p>
          </table:table-cell>
        </table:table-row>
        <table:table-row table:style-name="Tableau2.1">
          <table:table-cell table:style-name="Tableau2.A2" office:value-type="string">
            <text:p text:style-name="P66">0.1</text:p>
          </table:table-cell>
          <table:table-cell table:style-name="Tableau2.A2" office:value-type="string">
            <text:p text:style-name="P69"><text:span text:style-name="T24">20</text:span>/<text:span text:style-name="T24">01</text:span>/20<text:span text:style-name="T24">20</text:span></text:p>
          </table:table-cell>
          <table:table-cell table:style-name="Tableau2.A2" office:value-type="string">
            <text:p text:style-name="P70">Aude Mulliez</text:p>
          </table:table-cell>
          <table:table-cell table:style-name="Tableau2.D2" office:value-type="string">
            <text:p text:style-name="P68">Initialisation de la fiche</text:p>
          </table:table-cell>
        </table:table-row>
        <table:table-row table:style-name="Tableau2.1">
          <table:table-cell table:style-name="Tableau2.A3" office:value-type="string">
            <text:p text:style-name="P66">1.0</text:p>
          </table:table-cell>
          <table:table-cell table:style-name="Tableau2.B3" office:value-type="string">
            <text:p text:style-name="P71"/>
          </table:table-cell>
          <table:table-cell table:style-name="Tableau2.C3" office:value-type="string">
            <text:p text:style-name="P71"/>
          </table:table-cell>
          <table:table-cell table:style-name="Tableau2.D3" office:value-type="string">
            <text:p text:style-name="P72"/>
          </table:table-cell>
        </table:table-row>
        <table:table-row table:style-name="Tableau2.1">
          <table:table-cell table:style-name="Tableau2.A4" office:value-type="string">
            <text:p text:style-name="P67"/>
          </table:table-cell>
          <table:table-cell table:style-name="Tableau2.B4" office:value-type="string">
            <text:p text:style-name="P71"/>
          </table:table-cell>
          <table:table-cell table:style-name="Tableau2.C4" office:value-type="string">
            <text:p text:style-name="P71"/>
          </table:table-cell>
          <table:table-cell table:style-name="Tableau2.D4" office:value-type="string">
            <text:p text:style-name="P72"/>
          </table:table-cell>
        </table:table-row>
        <table:table-row table:style-name="Tableau2.1">
          <table:table-cell table:style-name="Tableau2.A5" office:value-type="string">
            <text:p text:style-name="P67"/>
          </table:table-cell>
          <table:table-cell table:style-name="Tableau2.B5" office:value-type="string">
            <text:p text:style-name="P71"/>
          </table:table-cell>
          <table:table-cell table:style-name="Tableau2.C5" office:value-type="string">
            <text:p text:style-name="P71"/>
          </table:table-cell>
          <table:table-cell table:style-name="Tableau2.D5" office:value-type="string">
            <text:p text:style-name="P72"/>
          </table:table-cell>
        </table:table-row>
      </table:table>
      <text:p text:style-name="P73"/>
      <text:p text:style-name="P73"/>
      <text:p text:style-name="P37">SOMMAIRE</text:p>
      <text:p text:style-name="P34"/>
      <text:table-of-content text:style-name="Sect1" text:name="Table des matière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76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52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4"><text:a xlink:type="simple" xlink:href="#__RefHeading___Toc120_1301119060" text:style-name="Index_20_Link" text:visited-style-name="Index_20_Link"><text:s text:c="2"/>Fiche enchainement<text:tab/>3</text:a></text:p>
          <text:p text:style-name="P95"><text:a xlink:type="simple" xlink:href="#__RefHeading___Toc383072523" text:style-name="Index_20_Link" text:visited-style-name="Index_20_Link">1.1 <text:s/>Enchaînement : reinitHistoriqueAnneeMois<text:tab/>3</text:a></text:p>
          <text:p text:style-name="P95"><text:a xlink:type="simple" xlink:href="#__RefHeading___Toc383072524" text:style-name="Index_20_Link" text:visited-style-name="Index_20_Link">1.2 <text:s/>Description des Unités de traitement<text:tab/>4</text:a></text:p>
          <text:p text:style-name="P94"><text:a xlink:type="simple" xlink:href="#__RefHeading___Toc383072525" text:style-name="Index_20_Link" text:visited-style-name="Index_20_Link"><text:s/>Éléments pour tester le batch<text:tab/>4</text:a></text:p>
          <text:p text:style-name="P94"><text:a xlink:type="simple" xlink:href="#__RefHeading___Toc383072526" text:style-name="Index_20_Link" text:visited-style-name="Index_20_Link"><text:s/>Définition et glossaire<text:tab/>5</text:a></text:p>
        </text:index-body>
      </text:table-of-content>
      <text:p text:style-name="P36"/>
      <text:p text:style-name="P49"/>
      <text:h text:style-name="P86" text:outline-level="1"><text:bookmark-start text:name="__RefHeading___Toc120_1301119060"/><text:span text:style-name="T17"><text:s/></text:span>Fiche enchainement<text:bookmark-end text:name="__RefHeading___Toc120_1301119060"/></text:h>
      <text:p text:style-name="P76"/>
      <text:h text:style-name="P89" text:outline-level="2"><text:bookmark-start text:name="__RefHeading___Toc383072523"/><text:span text:style-name="T14">Enchaînement : </text:span><text:span text:style-name="T14"><text:title>reinitHistoriqueAnneeMois</text:title></text:span><text:bookmark-end text:name="__RefHeading___Toc383072523"/></text:h>
      <text:h text:style-name="Heading_20_3" text:outline-level="3">Règles d’exécutio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8">Enchaînement</text:p>
          </table:table-cell>
          <table:table-cell table:style-name="Tableau3.B1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18">Description fonctionnelle</text:p>
          </table:table-cell>
          <table:table-cell table:style-name="Tableau3.B2" table:number-columns-spanned="6" office:value-type="string">
            <text:p text:style-name="P24">Batch fourni <text:span text:style-name="T25">non planifié, permettant de manière exceptionnelle de réinitialiser l’ensemble des données historiques d’un mois donné (en cas de problème sur les données chargées en BDD) </text:span>: </text:p>
            <text:list xml:id="list3054769488" text:style-name="L2">
              <text:list-item>
                <text:p text:style-name="P98">suppression de l’historique pour l’année-mois passé en paramètre</text:p>
              </text:list-item>
              <text:list-item>
                <text:p text:style-name="P97">l<text:span text:style-name="T25">ecture dans IPC et chargement dans Prisme de toutes les données historiques pour cet année-mois, dès lors que le produit de rattachement existe dans Prism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18">Règle de planification</text:p>
          </table:table-cell>
          <table:table-cell table:style-name="Tableau3.B3" table:number-columns-spanned="6" office:value-type="string">
            <text:p text:style-name="P25">Non planifié. <text:span text:style-name="T25">A exécuter exceptionnellement à la demande de l’équipe projet/maintenance avec les paramètres demandés</text:span>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office:value-type="string">
            <text:p text:style-name="P18">Type traitement </text:p>
          </table:table-cell>
          <table:table-cell table:style-name="Tableau3.B4" office:value-type="string">
            <text:p text:style-name="P26"/>
          </table:table-cell>
          <table:table-cell table:style-name="Tableau3.C4" office:value-type="string">
            <text:p text:style-name="P31">Interface Entrante</text:p>
          </table:table-cell>
          <table:table-cell table:style-name="Tableau3.D4" office:value-type="string">
            <text:p text:style-name="P28"/>
          </table:table-cell>
          <table:table-cell table:style-name="Tableau3.E4" office:value-type="string">
            <text:p text:style-name="P31">Traitement</text:p>
          </table:table-cell>
          <table:table-cell table:style-name="Tableau3.F4" office:value-type="string">
            <text:p text:style-name="P28"/>
          </table:table-cell>
          <table:table-cell table:style-name="Tableau3.G4" office:value-type="string">
            <text:p text:style-name="P31">Interface Sortante</text:p>
          </table:table-cell>
        </table:table-row>
        <table:table-row table:style-name="Tableau3.1">
          <table:table-cell table:style-name="Tableau3.A5" office:value-type="string">
            <text:p text:style-name="P18">Exécution</text:p>
          </table:table-cell>
          <table:table-cell table:style-name="Tableau3.B5" office:value-type="string">
            <text:p text:style-name="P27"/>
          </table:table-cell>
          <table:table-cell table:style-name="Tableau3.C5" office:value-type="string">
            <text:p text:style-name="P31">Parallèle</text:p>
          </table:table-cell>
          <table:table-cell table:style-name="Tableau3.D5" office:value-type="string">
            <text:p text:style-name="P28"/>
          </table:table-cell>
          <table:table-cell table:style-name="Tableau3.E5" table:number-columns-spanned="3" office:value-type="string">
            <text:p text:style-name="P31">Exclusif</text:p>
          </table:table-cell>
          <table:covered-table-cell/>
          <table:covered-table-cell/>
        </table:table-row>
        <table:table-row table:style-name="Tableau3.1">
          <table:table-cell table:style-name="Tableau3.A6" office:value-type="string">
            <text:p text:style-name="P18">Contraintes</text:p>
          </table:table-cell>
          <table:table-cell table:style-name="Tableau3.B6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7" office:value-type="string">
            <text:p text:style-name="P18">Reprise Globale</text:p>
          </table:table-cell>
          <table:table-cell table:style-name="Tableau3.B7" office:value-type="string">
            <text:p text:style-name="P27"/>
          </table:table-cell>
          <table:table-cell table:style-name="Tableau3.C7" office:value-type="string">
            <text:p text:style-name="P31">Autorisée</text:p>
          </table:table-cell>
          <table:table-cell table:style-name="Tableau3.D7" office:value-type="string">
            <text:p text:style-name="P28"/>
          </table:table-cell>
          <table:table-cell table:style-name="Tableau3.E7" table:number-columns-spanned="3" office:value-type="string">
            <text:p text:style-name="P31">Interdite</text:p>
          </table:table-cell>
          <table:covered-table-cell/>
          <table:covered-table-cell/>
        </table:table-row>
        <table:table-row table:style-name="Tableau3.1">
          <table:table-cell table:style-name="Tableau3.A8" office:value-type="string">
            <text:p text:style-name="P18">Remarques </text:p>
          </table:table-cell>
          <table:table-cell table:style-name="Tableau3.B8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93" text:outline-level="3"/>
      <text:h text:style-name="Heading_20_3" text:outline-level="3">Tableau d’enchaîneme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0">Code unité de Traitement</text:p>
          </table:table-cell>
          <table:table-cell table:style-name="Tableau4.A1" office:value-type="string">
            <text:p text:style-name="P20">Libellé unité de Traitement</text:p>
          </table:table-cell>
          <table:table-cell table:style-name="Tableau4.C1" office:value-type="string">
            <text:p text:style-name="P20">Règle d’exécution</text:p>
          </table:table-cell>
        </table:table-row>
        <table:table-row table:style-name="Tableau4.1">
          <table:table-cell table:style-name="Tableau4.A2" office:value-type="string">
            <text:p text:style-name="P99">reinitHistoriqueAnneeMois</text:p>
          </table:table-cell>
          <table:table-cell table:style-name="Tableau4.A1" office:value-type="string">
            <text:p text:style-name="P99">reinitHistoriqueAnneeMois</text:p>
          </table:table-cell>
          <table:table-cell table:style-name="Tableau4.C1" office:value-type="string">
            <text:p text:style-name="P22">Non planifié</text:p>
          </table:table-cell>
        </table:table-row>
      </table:table>
      <text:p text:style-name="P41"/>
      <text:h text:style-name="P91" text:outline-level="3">Graphe d’enchaînement</text:h>
      <text:p text:style-name="P16">Sans objet</text:p>
      <text:p text:style-name="P15"><text:bookmark text:name="_1456810277"/></text:p>
      <text:p text:style-name="P13"/>
      <text:p text:style-name="P39"/>
      <text:h text:style-name="P90" text:outline-level="2"><text:bookmark-start text:name="__RefHeading___Toc383072524"/>Description des Unités de traitement <text:bookmark-end text:name="__RefHeading___Toc383072524"/></text:h>
      <text:h text:style-name="P92" text:outline-level="3">Description de l’unité <text:span text:style-name="T15">reinitHistoriqueAnneeMois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2" office:value-type="string">
            <text:p text:style-name="P18">Unité de Traitement</text:p>
          </table:table-cell>
          <table:covered-table-cell/>
          <table:table-cell table:style-name="Tableau5.C1" office:value-type="string">
            <text:p text:style-name="P96"><text:span text:style-name="T17"><text:s/></text:span><text:span text:style-name="T18">reinitHistoriqueAnneeMois</text:span></text:p>
          </table:table-cell>
        </table:table-row>
        <table:table-row table:style-name="Tableau5.1">
          <table:table-cell table:style-name="Tableau5.A2" table:number-columns-spanned="2" office:value-type="string">
            <text:p text:style-name="P18">Description fonctionnelle</text:p>
          </table:table-cell>
          <table:covered-table-cell/>
          <table:table-cell table:style-name="Tableau5.C2" office:value-type="string">
            <text:p text:style-name="P50">Voir <text:span text:style-name="T19">1.1.1</text:span></text:p>
          </table:table-cell>
        </table:table-row>
        <table:table-row table:style-name="Tableau5.3">
          <table:table-cell table:style-name="Tableau5.A3" table:number-columns-spanned="2" office:value-type="string">
            <text:p text:style-name="P18">Règle d’exécution</text:p>
          </table:table-cell>
          <table:covered-table-cell/>
          <table:table-cell table:style-name="Tableau5.C3" office:value-type="string">
            <text:p text:style-name="P51">Au besoin de l’intégrateur</text:p>
          </table:table-cell>
        </table:table-row>
        <table:table-row table:style-name="Tableau5.1">
          <table:table-cell table:style-name="Tableau5.A4" table:number-columns-spanned="2" office:value-type="string">
            <text:p text:style-name="P18">Traitements préalables </text:p>
          </table:table-cell>
          <table:covered-table-cell/>
          <table:table-cell table:style-name="Tableau5.C4" office:value-type="string">
            <text:p text:style-name="P52">Néant</text:p>
          </table:table-cell>
        </table:table-row>
        <table:table-row table:style-name="Tableau5.1">
          <table:table-cell table:style-name="Tableau5.A5" office:value-type="string">
            <text:p text:style-name="P18">Lancement</text:p>
          </table:table-cell>
          <table:table-cell table:style-name="Tableau5.B5" office:value-type="string">
            <text:p text:style-name="P18">Commande</text:p>
          </table:table-cell>
          <table:table-cell table:style-name="Tableau5.C5" office:value-type="string">
            <text:p text:style-name="P78">Lanceur <text:span text:style-name="T5">reinitHistoriqueAnneeMois </text:span></text:p>
            <text:p text:style-name="P78"><text:span text:style-name="T6">annee=aaaa mois=mm</text:span></text:p>
            <text:p text:style-name="P62"/>
            <text:p text:style-name="P80">Les paramètres annee= mois= sont obligatoires (le batch s’arrête proprement en cas d’anomlie sur les paramètres). <text:span text:style-name="T26">Ils peuvent être fournis dans n’importe quel ordre. L’année est sur 4 positions, le mois de 1 à 2 positions. </text:span></text:p>
            <text:p text:style-name="P62"/>
            <text:p text:style-name="P63">Le nom du fichier de properties mentionné dans le -Dproperties.path doit être identique à celui du livrable : collecteprix-batch.properties </text:p>
          </table:table-cell>
        </table:table-row>
        <table:table-row table:style-name="Tableau5.1">
          <table:table-cell table:style-name="Tableau5.A6" office:value-type="string">
            <text:p text:style-name="P29"/>
          </table:table-cell>
          <table:table-cell table:style-name="Tableau5.B6" office:value-type="string">
            <text:p text:style-name="P18">Options</text:p>
          </table:table-cell>
          <table:table-cell table:style-name="Tableau5.C6" office:value-type="string">
            <text:p text:style-name="P50"/>
          </table:table-cell>
        </table:table-row>
        <table:table-row table:style-name="Tableau5.7">
          <table:table-cell table:style-name="Tableau5.A8" table:number-rows-spanned="2" office:value-type="string">
            <text:p text:style-name="P18">Durée</text:p>
          </table:table-cell>
          <table:table-cell table:style-name="Tableau5.B7" office:value-type="string">
            <text:p text:style-name="P18">moyenne</text:p>
          </table:table-cell>
          <table:table-cell table:style-name="Tableau5.C7" office:value-type="string">
            <text:p text:style-name="P56">&lt; 1 min</text:p>
          </table:table-cell>
        </table:table-row>
        <table:table-row table:style-name="Tableau5.8">
          <table:covered-table-cell/>
          <table:table-cell table:style-name="Tableau5.B8" office:value-type="string">
            <text:p text:style-name="P18">maximum</text:p>
          </table:table-cell>
          <table:table-cell table:style-name="Tableau5.C8" office:value-type="string">
            <text:p text:style-name="P57">&lt; 1 min</text:p>
          </table:table-cell>
        </table:table-row>
        <table:table-row table:style-name="Tableau5.1">
          <table:table-cell table:style-name="Tableau5.A9" office:value-type="string">
            <text:p text:style-name="P18">Paramètres</text:p>
          </table:table-cell>
          <table:table-cell table:style-name="Tableau5.B9" office:value-type="string">
            <text:p text:style-name="P19"/>
          </table:table-cell>
          <table:table-cell table:style-name="Tableau5.C9" office:value-type="string">
            <text:p text:style-name="P53">Néant</text:p>
          </table:table-cell>
        </table:table-row>
        <table:table-row table:style-name="Tableau5.1">
          <table:table-cell table:style-name="Tableau5.A10" table:number-columns-spanned="2" office:value-type="string">
            <text:p text:style-name="P18">Entrée externe (fichier en entrée)</text:p>
          </table:table-cell>
          <table:covered-table-cell/>
          <table:table-cell table:style-name="Tableau5.C10" office:value-type="string">
            <text:p text:style-name="P54">Néant</text:p>
          </table:table-cell>
        </table:table-row>
        <table:table-row table:style-name="Tableau5.1">
          <table:table-cell table:style-name="Tableau5.A11" table:number-columns-spanned="2" office:value-type="string">
            <text:p text:style-name="P18">Entrée sortie (fichier intermédiaire)</text:p>
          </table:table-cell>
          <table:covered-table-cell/>
          <table:table-cell table:style-name="Tableau5.C11" office:value-type="string">
            <text:p text:style-name="P81">Néant</text:p>
          </table:table-cell>
        </table:table-row>
        <table:table-row table:style-name="Tableau5.1">
          <table:table-cell table:style-name="Tableau5.A12" table:number-columns-spanned="2" office:value-type="string">
            <text:p text:style-name="P18">Sortie résultat (fichier en sortie)</text:p>
          </table:table-cell>
          <table:covered-table-cell/>
          <table:table-cell table:style-name="Tableau5.C12" office:value-type="string">
            <text:p text:style-name="P54">Néant</text:p>
          </table:table-cell>
        </table:table-row>
        <table:table-row table:style-name="Tableau5.1">
          <table:table-cell table:style-name="Tableau5.A13" table:number-columns-spanned="2" office:value-type="string">
            <text:p text:style-name="P18">Log</text:p>
          </table:table-cell>
          <table:covered-table-cell/>
          <table:table-cell table:style-name="Tableau5.C13" office:value-type="string">
            <text:p text:style-name="P58">Sortie standard avec niveau surchargeable dans le fichier de configuration, à rediriger vers un fichier de log horodaté et portant le nom du traitement</text:p>
          </table:table-cell>
        </table:table-row>
        <table:table-row table:style-name="Tableau5.1">
          <table:table-cell table:style-name="Tableau5.A14" office:value-type="string">
            <text:p text:style-name="P18">Espace temp</text:p>
          </table:table-cell>
          <table:table-cell table:style-name="Tableau5.B14" office:value-type="string">
            <text:p text:style-name="P18">Maximum</text:p>
          </table:table-cell>
          <table:table-cell table:style-name="Tableau5.C14" office:value-type="string">
            <text:p text:style-name="P59">s.o.</text:p>
          </table:table-cell>
        </table:table-row>
        <table:table-row table:style-name="Tableau5.1">
          <table:table-cell table:style-name="Tableau5.A15" office:value-type="string">
            <text:p text:style-name="P30"/>
          </table:table-cell>
          <table:table-cell table:style-name="Tableau5.B15" office:value-type="string">
            <text:p text:style-name="P18">Purge </text:p>
          </table:table-cell>
          <table:table-cell table:style-name="Tableau5.C15" office:value-type="string">
            <text:p text:style-name="P59">s.o.</text:p>
          </table:table-cell>
        </table:table-row>
        <table:table-row table:style-name="Tableau5.1">
          <table:table-cell table:style-name="Tableau5.A16" table:number-columns-spanned="2" office:value-type="string">
            <text:p text:style-name="P18">Base en entrée</text:p>
          </table:table-cell>
          <table:covered-table-cell/>
          <table:table-cell table:style-name="Tableau5.C16" office:value-type="string">
            <text:p text:style-name="P59">BDD Oracle IPC ; BDD <text:span text:style-name="T20">Postgres</text:span> Pricol</text:p>
          </table:table-cell>
        </table:table-row>
        <table:table-row table:style-name="Tableau5.1">
          <table:table-cell table:style-name="Tableau5.A17" table:number-columns-spanned="2" office:value-type="string">
            <text:p text:style-name="P18">Base en sortie</text:p>
          </table:table-cell>
          <table:covered-table-cell/>
          <table:table-cell table:style-name="Tableau5.C17" office:value-type="string">
            <text:p text:style-name="P55">Néant</text:p>
          </table:table-cell>
        </table:table-row>
        <table:table-row table:style-name="Tableau5.1">
          <table:table-cell table:style-name="Tableau5.A18" table:number-columns-spanned="2" office:value-type="string">
            <text:p text:style-name="P21">Consommation Mémoire </text:p>
          </table:table-cell>
          <table:covered-table-cell/>
          <table:table-cell table:style-name="Tableau5.C18" office:value-type="string">
            <text:p text:style-name="P60"/>
          </table:table-cell>
        </table:table-row>
        <table:table-row table:style-name="Tableau5.1">
          <table:table-cell table:style-name="Tableau5.A19" table:number-columns-spanned="2" office:value-type="string">
            <text:p text:style-name="P21">Consommation CPU</text:p>
          </table:table-cell>
          <table:covered-table-cell/>
          <table:table-cell table:style-name="Tableau5.C19" office:value-type="string">
            <text:p text:style-name="P60"/>
          </table:table-cell>
        </table:table-row>
        <table:table-row table:style-name="Tableau5.1">
          <table:table-cell table:style-name="Tableau5.A20" table:number-columns-spanned="2" office:value-type="string">
            <text:p text:style-name="P18">Ressources applicatives</text:p>
          </table:table-cell>
          <table:covered-table-cell/>
          <table:table-cell table:style-name="Tableau5.C20" office:value-type="string">
            <text:p text:style-name="P50"/>
          </table:table-cell>
        </table:table-row>
        <table:table-row table:style-name="Tableau5.1">
          <table:table-cell table:style-name="Tableau5.A25" table:number-rows-spanned="5" office:value-type="string">
            <text:p text:style-name="P18">codes de</text:p>
            <text:p text:style-name="P18">retour</text:p>
          </table:table-cell>
          <table:table-cell table:style-name="Tableau5.B21" office:value-type="string">
            <text:p text:style-name="P18">Valeur</text:p>
          </table:table-cell>
          <table:table-cell table:style-name="Tableau5.C21" office:value-type="string">
            <text:p text:style-name="P50">Action, traitement suivant</text:p>
          </table:table-cell>
        </table:table-row>
        <table:table-row table:style-name="Tableau5.1">
          <table:covered-table-cell/>
          <table:table-cell table:style-name="Tableau5.B22" office:value-type="string">
            <text:p text:style-name="P17"><text:span text:style-name="T14">0</text:span><text:span text:style-name="T16"> SANS ERREUR</text:span></text:p>
          </table:table-cell>
          <table:table-cell table:style-name="Tableau5.C22" office:value-type="string">
            <text:p text:style-name="P50"/>
          </table:table-cell>
        </table:table-row>
        <table:table-row table:style-name="Tableau5.1">
          <table:covered-table-cell/>
          <table:table-cell table:style-name="Tableau5.B23" office:value-type="string">
            <text:p text:style-name="P17"><text:span text:style-name="T14">201</text:span><text:span text:style-name="T16"> ANOMALIE<text:line-break/>NON BLOQUANTE</text:span></text:p>
          </table:table-cell>
          <table:table-cell table:style-name="Tableau5.C23" office:value-type="string">
            <text:p text:style-name="P50"/>
          </table:table-cell>
        </table:table-row>
        <table:table-row table:style-name="Tableau5.1">
          <table:covered-table-cell/>
          <table:table-cell table:style-name="Tableau5.B24" office:value-type="string">
            <text:p text:style-name="P17"><text:span text:style-name="T14">202</text:span><text:span text:style-name="T16"> ARRET</text:span></text:p>
          </table:table-cell>
          <table:table-cell table:style-name="Tableau5.C24" office:value-type="string">
            <text:p text:style-name="P61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5" office:value-type="string">
            <text:p text:style-name="P17"><text:span text:style-name="T14">203</text:span><text:span text:style-name="T16"> ARRET ANOMALIE FONCTIONNELLE</text:span></text:p>
          </table:table-cell>
          <table:table-cell table:style-name="Tableau5.C25" office:value-type="string">
            <text:p text:style-name="P82">Alerter l’équipe Projet Prisme ou l’équipe de maintenance IPC</text:p>
          </table:table-cell>
        </table:table-row>
        <table:table-row table:style-name="Tableau5.1">
          <table:table-cell table:style-name="Tableau5.A26" table:number-columns-spanned="2" office:value-type="string">
            <text:p text:style-name="P18">Responsable du traitement</text:p>
          </table:table-cell>
          <table:covered-table-cell/>
          <table:table-cell table:style-name="Tableau5.C26" office:value-type="string">
            <text:p text:style-name="P61">Equipe Prisme (CPI – Aude Mulliez)</text:p>
          </table:table-cell>
        </table:table-row>
        <table:table-row table:style-name="Tableau5.1">
          <table:table-cell table:style-name="Tableau5.A27" table:number-columns-spanned="2" office:value-type="string">
            <text:p text:style-name="P18">Remarques</text:p>
          </table:table-cell>
          <table:covered-table-cell/>
          <table:table-cell table:style-name="Tableau5.C27" office:value-type="string">
            <text:p text:style-name="P50"/>
          </table:table-cell>
        </table:table-row>
      </table:table>
      <text:h text:style-name="P87" text:outline-level="1"><text:bookmark-start text:name="__RefHeading___Toc383072525"/>Éléments pour tester le batch<text:bookmark-end text:name="__RefHeading___Toc383072525"/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8">Base de données</text:p>
          </table:table-cell>
          <table:table-cell table:style-name="Tableau7.B1" office:value-type="string">
            <text:p text:style-name="P2">La base de données IPC doit contenir les tables du modèle IPC (contenu des tables sans importance)</text:p>
            <text:p text:style-name="P2"><text:soft-page-break/>La base de données PriCol doit contenir les tablesdu modèle Prisme collecte (contenu des tables sans importance) </text:p>
          </table:table-cell>
        </table:table-row>
        <table:table-row table:style-name="Tableau7.1">
          <table:table-cell table:style-name="Tableau7.A1" office:value-type="string">
            <text:p text:style-name="P18">SQL à exécuter avant le batch</text:p>
          </table:table-cell>
          <table:table-cell table:style-name="Tableau7.B1" office:value-type="string">
            <text:p text:style-name="P3">Néant</text:p>
          </table:table-cell>
        </table:table-row>
        <table:table-row table:style-name="Tableau7.1">
          <table:table-cell table:style-name="Tableau7.A1" office:value-type="string">
            <text:p text:style-name="P18">Résultats attendus</text:p>
          </table:table-cell>
          <table:table-cell table:style-name="Tableau7.B1" office:value-type="string">
            <text:p text:style-name="P5">Code retour 0</text:p>
          </table:table-cell>
        </table:table-row>
        <table:table-row table:style-name="Tableau7.1">
          <table:table-cell table:style-name="Tableau7.A1" office:value-type="string">
            <text:p text:style-name="P18">Pour relancer le batch</text:p>
          </table:table-cell>
          <table:table-cell table:style-name="Tableau7.B1" office:value-type="string">
            <text:p text:style-name="P4">Néant</text:p>
          </table:table-cell>
        </table:table-row>
      </table:table>
      <text:h text:style-name="P88" text:outline-level="1"><text:bookmark-start text:name="__RefHeading___Toc383072526"/>Définition et glossaire<text:bookmark-end text:name="__RefHeading___Toc383072526"/></text:h>
      <text:p text:style-name="P46">Définition des notions utilisées dans cette fiche.</text:p>
      <text:p text:style-name="P46"/>
      <text:p text:style-name="P47">Règle de planification</text:p>
      <text:p text:style-name="P46">Exprime le mode de déclenchement d’un enchaînement, à partir de plusieurs conditions :</text:p>
      <text:list xml:id="list1726276523" text:style-name="WW8Num270">
        <text:list-item>
          <text:p text:style-name="P77">Règle calendaire</text:p>
        </text:list-item>
        <text:list-item>
          <text:p text:style-name="P77">Sur fin d’un autre traitement</text:p>
        </text:list-item>
        <text:list-item>
          <text:p text:style-name="P77">Sur présence de fichier</text:p>
        </text:list-item>
      </text:list>
      <text:p text:style-name="P46"/>
      <text:p text:style-name="P47">Type de traitement</text:p>
      <text:p text:style-name="P46">Caractérise le rôle du traitement au sein du système d’information : interface entrante (traitement d’un flux entrant), interface sortante (production d’un flux sortant), traitement (autre).</text:p>
      <text:p text:style-name="P46"/>
      <text:p text:style-name="P47">Exécution (Parallèle ou exclusive)</text:p>
      <text:p text:style-name="P46">Un traitement dont l’exécution est ‘parallélisable’, peut être exécuté simultanément avec d’autres traitements (sans qu’il n’y ait conflit technique ou fonctionnel).</text:p>
      <text:p text:style-name="P48">Exemple : requête de type lecture en base de données.</text:p>
      <text:p text:style-name="P46">Un traitement est qualifié d’exclusif, quand aucun autre traitement ne peut être exécuté simultanément, pour cause de conflit fonctionnel ou technique.</text:p>
      <text:p text:style-name="P48">Exemple : un traitement de type mise à jour en base de données pourra être qualifié d’exclusif.</text:p>
      <text:p text:style-name="P48"/>
      <text:p text:style-name="P47">Contraintes</text:p>
      <text:p text:style-name="P46">Exprime les règles d’interdiction d’exécution simultanée avec d’autres applications.</text:p>
      <text:p text:style-name="P48">Exemple : après la mise à jour d’une base de donnée d’une autre application.</text:p>
      <text:p text:style-name="P48"/>
      <text:p text:style-name="P47">Reprise globale</text:p>
      <text:p text:style-name="P46">Indique qu’un enchaînement qui s’est terminé en erreur, peut être relancé dans sa globalité, sans nécessité d’actions de reprises particulières.</text:p>
      <text:p text:style-name="P46">Note : lorsque la reprise globale de l’enchaînement est interdite, il s’agit d’une reprise partielle au niveau des Uproc, avec intervention possible des équipes de développement pour consigne de reprise.</text:p>
      <text:p text:style-name="P46"/>
      <text:p text:style-name="P47">Lancement – commande</text:p>
      <text:p text:style-name="P46">Nom de commande permettant d’exécuter le traitement.</text:p>
      <text:p text:style-name="P46"/>
      <text:p text:style-name="P47">Lancement – options (facultatif)</text:p>
      <text:p text:style-name="P46">Définit le rôle et le format des options de lancement, si une commande accepte plusieurs options de lancement ou paramètres.</text:p>
      <text:p text:style-name="Standard"><text:span text:style-name="T12">Exemple : <text:s/></text:span><text:span text:style-name="T11">commande &lt;datdeb&gt;</text:span></text:p>
      <text:p text:style-name="P11">&lt;datdeb&gt; : jjmmssaa<text:tab/><text:tab/>(date de début de période)</text:p>
      <text:p text:style-name="P46"/>
      <text:p text:style-name="P47">Purge :</text:p>
      <text:p text:style-name="P46">Identification des fichiers ou répertoires pouvant être purgés après exécution.</text:p>
      <text:p text:style-name="P46"/>
      <text:p text:style-name="P47">Traitement sur bonne fin</text:p>
      <text:p text:style-name="P46">Pour décrire des opérations à effectuer sur bonne fin d’un traitement, non ordonnancé sous dollar universe.</text:p>
      <text:p text:style-name="P48">Exemple : envoi d’un mail pour informer de la fin du traitement, mise à disposition d’un fichier, …</text:p>
      <text:p text:style-name="P48"/>
      <text:p text:style-name="P9"><text:soft-page-break/></text:p>
      <text:p text:style-name="P46">Sauvegarde de fichier :</text:p>
      <text:p text:style-name="P46"/>
      <text:p text:style-name="Standard"><text:span text:style-name="T13">Sauvegarde Physique</text:span><text:span text:style-name="T12"> (archivage)</text:span></text:p>
      <text:p text:style-name="P46">Une sauvegarde physique indique que le fichier doit être enregistré sur un support externe (CD, DVD, cassette, …), avec une rétention de conservation</text:p>
      <text:p text:style-name="P46">On pourra indiquer la durée de conservation, le service ou la personne destinataire de la copie du fichier.</text:p>
      <text:p text:style-name="P46"/>
      <text:p text:style-name="P47">Sauvegarde d’exploitation</text:p>
      <text:p text:style-name="P46">La sauvegarde d’exploitation consiste à conserver un fichier par recopie et renommage, pour une durée déterminée.</text:p>
      <text:p text:style-name="P48">Exemple : un fichier ‘dgi’ pourra être sauvegardé en ‘dgi_03112008’ pour une période de 2 mois, si il est susceptible d’être réutilisé (répertoire de sauvegarde à spécifier).</text:p>
      <text:p text:style-name="P48"/>
      <text:p text:style-name="P47">Paramètre</text:p>
      <text:p text:style-name="P46">Fichier nécessaire pour l’exécution du traitement.</text:p>
      <text:p text:style-name="P46"/>
      <text:p text:style-name="P47">Entrée externe</text:p>
      <text:p text:style-name="P46">Fichier transmis par un partenaire extérieur ou par une autre application.</text:p>
      <text:p text:style-name="P46"/>
      <text:p text:style-name="P47">Entrée sortie</text:p>
      <text:p text:style-name="P46">Pouvant décrire un fichier intermédiaire, n’étant ni un fichier reçu, ni un fichier à transmettre.</text:p>
      <text:p text:style-name="P46"/>
      <text:p text:style-name="P47">Sortie résultat</text:p>
      <text:p text:style-name="P46">Décrit le ou les fichiers résultats du traitement.</text:p>
      <text:p text:style-name="P46"/>
      <text:p text:style-name="P47">Log</text:p>
      <text:p text:style-name="P46">Fichier de compte rendu d’exécution du traitement.</text:p>
      <text:p text:style-name="P46"/>
      <text:p text:style-name="P47">Ressources applicatives</text:p>
      <text:p text:style-name="P46">Pour décrire des besoins spécifiques en terme d’application.</text:p>
      <text:p text:style-name="P48">Exemple : une base de donnée d’une autre application doit avoir été mise à jour avant l’exécution de ce traitement.</text:p>
      <text:p text:style-name="P48"/>
      <text:p text:style-name="P46"/>
      <text:p text:style-name="P12"/>
      <text:p text:style-name="P75">Informations complémentaires (graphe d’enchaînement etc ..).</text:p>
      <text:p text:style-name="P75"/>
      <text:p text:style-name="P74"/>
      <text:p text:style-name="P74"/>
      <text:p text:style-name="P14">Fin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06cm" fo:margin-bottom="0.106cm" loext:contextual-spacing="false" fo:padding-left="0.141cm" fo:padding-right="0.141cm" fo:padding-top="0.035cm" fo:padding-bottom="0.035cm" fo:border="1.5pt solid #000000"/>
      <style:text-properties style:font-name="Comic Sans MS" fo:font-family="'Comic Sans MS'" style:font-family-generic="script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2cm" fo:margin-right="0cm" fo:margin-top="0.212cm" fo:margin-bottom="0cm" loext:contextual-spacing="false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loext:contextual-spacing="false" style:border-line-width-bottom="0.132cm 0.132cm 0.132cm" fo:padding-left="0cm" fo:padding-right="0cm" fo:padding-top="0cm" fo:padding-bottom="0.035cm" fo:border-left="none" fo:border-right="none" fo:border-top="none" fo:border-bottom="11.25pt double #000080" fo:keep-with-next="always"/>
      <style:text-properties fo:color="#000080" style:font-name="Verdana" fo:font-family="Verdana" style:font-family-generic="swiss" style:font-pitch="variable" fo:font-size="19pt" fo:font-weight="bold" style:font-size-asian="19pt" style:font-weight-asian="bold" style:font-name-complex="Verdana" style:font-family-complex="Verdana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.212cm" loext:contextual-spacing="false" style:border-line-width-bottom="0.018cm 0.018cm 0.018cm" fo:padding-left="0cm" fo:padding-right="0cm" fo:padding-top="0cm" fo:padding-bottom="0.035cm" fo:border-left="none" fo:border-right="none" fo:border-top="none" fo:border-bottom="1.5pt double #000080" fo:keep-with-next="always">
        <style:tab-stops>
          <style:tab-stop style:position="2.251cm"/>
        </style:tab-stops>
      </style:paragraph-properties>
      <style:text-properties fo:color="#000080"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212cm" loext:contextual-spacing="false" fo:padding-left="0cm" fo:padding-right="0cm" fo:padding-top="0cm" fo:padding-bottom="0.035cm" fo:border-left="none" fo:border-right="none" fo:border-top="none" fo:border-bottom="0.99pt solid #000080" fo:keep-with-next="always">
        <style:tab-stops>
          <style:tab-stop style:position="1.501cm"/>
        </style:tab-stops>
      </style:paragraph-properties>
      <style:text-properties fo:color="#00008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start" style:justify-single-word="false" fo:keep-with-next="always">
        <style:tab-stops>
          <style:tab-stop style:position="10.001cm"/>
        </style:tab-stops>
      </style:paragraph-properties>
      <style:text-properties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padding-left="0.141cm" fo:padding-right="0.141cm" fo:padding-top="0.388cm" fo:padding-bottom="0.388cm" fo:border="0.51pt solid #000000" fo:keep-with-next="always">
        <style:tab-stops>
          <style:tab-stop style:position="10.001cm"/>
        </style:tab-stops>
      </style:paragraph-properties>
      <style:text-properties fo:font-variant="small-caps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arde_20_1" style:display-name="Garde 1" style:family="paragraph" style:parent-style-name="Standard">
      <style:paragraph-properties fo:margin-left="0cm" fo:margin-right="4.249cm" fo:text-align="center" style:justify-single-word="false" fo:text-indent="0cm" style:auto-text-indent="false">
        <style:tab-stops>
          <style:tab-stop style:position="2.738cm"/>
        </style:tab-stops>
      </style:paragraph-properties>
      <style:text-properties fo:font-size="22pt" fo:font-style="italic" fo:font-weight="bold" style:font-size-asian="22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  <style:text-properties fo:color="#000080"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6.484cm" style:type="right" style:leader-style="dotted" style:leader-text="."/>
        </style:tab-stops>
      </style:paragraph-properties>
      <style:text-properties fo:color="#000080" fo:language="none" fo:country="none" style:language-asian="none" style:country-asian="none"/>
    </style:style>
    <style:style style:name="Tête_20_tableau" style:display-name="Tête tableau" style:family="paragraph">
      <style:paragraph-properties fo:margin-left="0cm" fo:margin-right="0.245cm" fo:margin-top="0.212cm" fo:margin-bottom="0.212cm" loext:contextual-spacing="false" fo:text-align="center" style:justify-single-word="false" fo:orphans="2" fo:widows="2" fo:text-indent="0cm" style:auto-text-indent="false"/>
      <style:text-properties style:use-window-font-color="true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Default_20_Text" style:display-name="Default Text" style:family="paragraph" style:parent-style-name="Standard">
      <style:paragraph-properties fo:keep-together="always"/>
      <style:text-properties fo:language="none" fo:country="none" style:language-asian="none" style:country-asian="none"/>
    </style:style>
    <style:style style:name="Endnote" style:family="paragraph" style:parent-style-name="Standard" style:class="extra"/>
    <style:style style:name="Retrait_20_tableau" style:display-name="Retrait tableau" style:family="paragraph" style:parent-style-name="Standard">
      <style:paragraph-properties fo:margin-left="0.501cm" fo:margin-right="0cm" fo:margin-top="0.423cm" fo:margin-bottom="0cm" loext:contextual-spacing="false" fo:text-indent="0cm" style:auto-text-indent="false"/>
    </style:style>
    <style:style style:name="bullet" style:family="paragraph" style:parent-style-name="Text_20_body" style:list-style-name="WW8Num367">
      <style:paragraph-properties fo:margin-left="2.501cm" fo:margin-right="0cm" fo:margin-top="0.106cm" fo:margin-bottom="0.106cm" loext:contextual-spacing="false" fo:text-indent="-0.501cm" style:auto-text-indent="false">
        <style:tab-stops>
          <style:tab-stop style:position="2.501cm"/>
        </style:tab-stops>
      </style:paragraph-properties>
    </style:style>
    <style:style style:name="bullet1" style:family="paragraph" style:parent-style-name="bullet" style:list-style-name="WW8Num7">
      <style:paragraph-properties fo:margin-left="3.133cm" fo:margin-right="0cm" fo:margin-top="0cm" fo:margin-bottom="0cm" loext:contextual-spacing="false" fo:text-indent="-0.501cm" style:auto-text-indent="false">
        <style:tab-stops>
          <style:tab-stop style:position="2.501cm"/>
          <style:tab-stop style:position="3.133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fo:font-size="9pt" fo:font-style="italic" style:font-size-asian="9pt" style:font-style-asian="italic"/>
    </style:style>
    <style:style style:name="bullet2" style:family="paragraph" style:parent-style-name="bullet1" style:list-style-name="WW8Num506">
      <style:paragraph-properties fo:margin-left="3.768cm" fo:margin-right="0cm" fo:text-indent="-0.501cm" style:auto-text-indent="false">
        <style:tab-stops>
          <style:tab-stop style:position="2.501cm"/>
          <style:tab-stop style:position="3.133cm"/>
          <style:tab-stop style:position="3.768cm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text-align="center" style:justify-single-word="false"/>
      <style:text-properties fo:font-size="9pt" fo:language="en" fo:country="GB" style:font-size-asian="9pt"/>
    </style:style>
    <style:style style:name="Explication" style:family="paragraph" style:parent-style-name="Text_20_body">
      <style:text-properties fo:color="#008000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cm" fo:margin-bottom="0.212cm" loext:contextual-spacing="false" fo:text-indent="0cm" style:auto-text-indent="false">
        <style:tab-stops>
          <style:tab-stop style:position="2.752cm"/>
        </style:tab-stops>
      </style:paragraph-properties>
    </style:style>
    <style:style style:name="Explorateur_20_de_20_document" style:display-name="Explorateur de document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nnexe" style:family="paragraph" style:parent-style-name="Standard" style:next-style-name="Text_20_body" style:default-outline-level="2" style:list-style-name="WW8Num507">
      <style:paragraph-properties fo:margin-left="1.501cm" fo:margin-right="0cm" fo:margin-top="0.212cm" fo:margin-bottom="0.212cm" loext:contextual-spacing="false" fo:text-indent="-1.501cm" style:auto-text-indent="false" fo:break-before="page" style:border-line-width-bottom="0.018cm 0.018cm 0.018cm" fo:padding-left="0cm" fo:padding-right="0cm" fo:padding-top="0cm" fo:padding-bottom="0.035cm" fo:border-left="none" fo:border-right="none" fo:border-top="none" fo:border-bottom="1.5pt double #000080">
        <style:tab-stops>
          <style:tab-stop style:position="3cm"/>
        </style:tab-stops>
      </style:paragraph-properties>
      <style:text-properties fo:color="#000080" fo:font-size="18pt" style:font-size-asian="18pt"/>
    </style:style>
    <style:style style:name="Liste_20_à_20_puces" style:display-name="Liste à puces" style:family="paragraph" style:parent-style-name="Standard" style:list-style-name="WW8Num3">
      <style:paragraph-properties fo:margin-left="3.72cm" fo:margin-right="0cm" fo:margin-top="0.212cm" fo:margin-bottom="0cm" loext:contextual-spacing="false" fo:line-height="120%" fo:text-indent="-0.704cm" style:auto-text-indent="false">
        <style:tab-stops>
          <style:tab-stop style:position="3.72cm"/>
        </style:tab-stops>
      </style:paragraph-properties>
    </style:style>
    <style:style style:name="tableau_20_Titre" style:display-name="tableau Titre" style:family="paragraph" style:parent-style-name="Standard" style:next-style-name="Text_20_body">
      <style:paragraph-properties fo:margin-left="0cm" fo:margin-right="0.501cm" fo:margin-top="0.212cm" fo:margin-bottom="0.212cm" loext:contextual-spacing="false" fo:text-align="center" style:justify-single-word="false" fo:text-indent="0cm" style:auto-text-indent="false" fo:padding-left="0.212cm" fo:padding-right="0.423cm" fo:padding-top="0.035cm" fo:padding-bottom="0.035cm" fo:border="0.51pt solid #000080" style:shadow="#000000 0.028cm 0.028cm"/>
      <style:text-properties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/>
    </style:style>
    <style:style style:name="Liste_20_à_20_puces_20_2" style:display-name="Liste à puces 2" style:family="paragraph" style:parent-style-name="Standard" style:list-style-name="WW8Num2">
      <style:paragraph-properties fo:margin-left="4.355cm" fo:margin-right="0cm" fo:margin-top="0.212cm" fo:margin-bottom="0cm" loext:contextual-spacing="false" fo:line-height="120%" fo:text-indent="0cm" style:auto-text-indent="false">
        <style:tab-stops>
          <style:tab-stop style:position="4.355cm"/>
        </style:tab-stops>
      </style:paragraph-properties>
      <style:text-properties fo:language="en" fo:country="GB"/>
    </style:style>
    <style:style style:name="Liste_20_à_20_puces_20_3" style:display-name="Liste à puces 3" style:family="paragraph" style:parent-style-name="Standard" style:list-style-name="WW8Num1">
      <style:paragraph-properties fo:margin-left="5.059cm" fo:margin-right="0cm" fo:margin-top="0.212cm" fo:margin-bottom="0cm" loext:contextual-spacing="false" fo:line-height="120%" fo:text-indent="0cm" style:auto-text-indent="false">
        <style:tab-stops>
          <style:tab-stop style:position="5.059cm"/>
        </style:tab-stops>
      </style:paragraph-properties>
    </style:style>
    <style:style style:name="Corps_20_de_20_texte_20_2" style:display-name="Corps de texte 2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36pt" fo:text-shadow="1pt 1pt" fo:font-weight="bold" style:font-size-asian="36pt" style:font-weight-asian="bold" style:font-name-complex="Tahoma" style:font-family-complex="Tahoma" style:font-family-generic-complex="swiss" style:font-pitch-complex="variable"/>
    </style:style>
    <style:style style:name="Corps_20_de_20_texte_20_3" style:display-name="Corps de texte 3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26pt" fo:text-shadow="1pt 1pt" fo:font-weight="bold" style:font-size-asian="26pt" style:font-weight-asian="bold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/>
    </style:style>
    <style:style style:name="PARG_5f_TITR1" style:display-name="PARG_TITR1" style:family="paragraph" style:parent-style-name="Standard"/>
    <style:style style:name="PARG_5f_TITR2" style:display-name="PARG_TITR2" style:family="paragraph" style:parent-style-name="Standard">
      <style:paragraph-properties fo:margin-left="1.251cm" fo:margin-right="0cm" fo:text-indent="0cm" style:auto-text-indent="false"/>
    </style:style>
    <style:style style:name="Normal_20_2" style:display-name="Normal 2" style:family="paragraph" style:parent-style-name="Standard">
      <style:paragraph-properties fo:margin-left="1cm" fo:margin-right="0cm" fo:margin-top="0.106cm" fo:margin-bottom="0.106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trait_20_normal" style:display-name="Retrait normal" style:family="paragraph" style:parent-style-name="Standard">
      <style:paragraph-properties fo:margin-left="1.501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80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z0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/>
    <style:style style:name="WW8Num41z0" style:family="text"/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5z0" style:family="text"/>
    <style:style style:name="WW8Num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/>
    <style:style style:name="WW8Num51z0" style:family="text">
      <style:text-properties style:use-window-font-color="true" fo:font-style="normal" style:font-style-asian="normal"/>
    </style:style>
    <style:style style:name="WW8Num5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/>
    <style:style style:name="WW8Num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0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/>
    <style:style style:name="WW8Num6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4z0" style:family="text"/>
    <style:style style:name="WW8Num75z0" style:family="text"/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fo:font-size="12pt" fo:font-weight="bold" style:font-size-asian="12pt" style:font-weight-asian="bold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/>
    <style:style style:name="WW8Num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/>
    <style:style style:name="WW8Num8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/>
    <style:style style:name="WW8Num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9z0" style:family="text"/>
    <style:style style:name="WW8Num100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/>
    <style:style style:name="WW8Num103z0" style:family="text"/>
    <style:style style:name="WW8Num1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8z0" style:family="text"/>
    <style:style style:name="WW8Num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0" style:family="text">
      <style:text-properties fo:font-size="10pt" fo:font-weight="normal" style:font-size-asian="10pt" style:font-weight-asian="norma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0" style:family="text"/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1z0" style:family="text">
      <style:text-properties fo:font-size="10pt" fo:font-weight="normal" style:font-size-asian="10pt" style:font-weight-asian="normal"/>
    </style:style>
    <style:style style:name="WW8Num1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/>
    <style:style style:name="WW8Num1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/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fo:font-size="10pt" fo:font-weight="normal" style:font-size-asian="10pt" style:font-weight-asian="norma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5z0" style:family="text"/>
    <style:style style:name="WW8Num1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fo:font-size="12pt" fo:font-weight="bold" style:font-size-asian="12pt" style:font-weight-asian="bold"/>
    </style:style>
    <style:style style:name="WW8Num1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/>
    <style:style style:name="WW8Num1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/>
    <style:style style:name="WW8Num16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7z0" style:family="text">
      <style:text-properties style:text-position="0% 100%" style:font-name="Symbol" fo:font-family="Symbol" style:font-family-generic="roman" style:font-pitch="variable" style:font-charset="x-symbol" fo:letter-spacing="normal" style:font-name-complex="Symbol" style:font-family-complex="Symbol" style:font-family-generic-complex="roman" style:font-pitch-complex="variable" style:font-charset-complex="x-symbol"/>
    </style:style>
    <style:style style:name="WW8Num16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2z0" style:family="text"/>
    <style:style style:name="WW8Num17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8z0" style:family="text">
      <style:text-properties fo:font-size="10pt" fo:font-weight="normal" style:font-size-asian="10pt" style:font-weight-asian="normal"/>
    </style:style>
    <style:style style:name="WW8Num1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/>
    <style:style style:name="WW8Num1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4z0" style:family="text"/>
    <style:style style:name="WW8Num184z1" style:family="text"/>
    <style:style style:name="WW8Num184z2" style:family="text"/>
    <style:style style:name="WW8Num184z3" style:family="text"/>
    <style:style style:name="WW8Num184z4" style:family="text"/>
    <style:style style:name="WW8Num184z5" style:family="text"/>
    <style:style style:name="WW8Num184z6" style:family="text"/>
    <style:style style:name="WW8Num184z7" style:family="text"/>
    <style:style style:name="WW8Num184z8" style:family="text"/>
    <style:style style:name="WW8Num1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8z0" style:family="text"/>
    <style:style style:name="WW8Num1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1z0" style:family="text">
      <style:text-properties fo:font-size="10pt" fo:font-weight="normal" style:font-size-asian="10pt" style:font-weight-asian="normal"/>
    </style:style>
    <style:style style:name="WW8Num1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0" style:family="text"/>
    <style:style style:name="WW8Num197z1" style:family="text"/>
    <style:style style:name="WW8Num197z2" style:family="text"/>
    <style:style style:name="WW8Num197z3" style:family="text"/>
    <style:style style:name="WW8Num197z4" style:family="text"/>
    <style:style style:name="WW8Num197z5" style:family="text"/>
    <style:style style:name="WW8Num197z6" style:family="text"/>
    <style:style style:name="WW8Num197z7" style:family="text"/>
    <style:style style:name="WW8Num197z8" style:family="text"/>
    <style:style style:name="WW8Num1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9z0" style:family="text"/>
    <style:style style:name="WW8Num200z0" style:family="text"/>
    <style:style style:name="WW8Num20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3z0" style:family="text"/>
    <style:style style:name="WW8Num204z0" style:family="text"/>
    <style:style style:name="WW8Num204z1" style:family="text"/>
    <style:style style:name="WW8Num204z2" style:family="text"/>
    <style:style style:name="WW8Num204z3" style:family="text"/>
    <style:style style:name="WW8Num204z4" style:family="text"/>
    <style:style style:name="WW8Num204z5" style:family="text"/>
    <style:style style:name="WW8Num204z6" style:family="text"/>
    <style:style style:name="WW8Num204z7" style:family="text"/>
    <style:style style:name="WW8Num204z8" style:family="text"/>
    <style:style style:name="WW8Num20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7z0" style:family="text">
      <style:text-properties fo:font-size="10pt" fo:font-weight="normal" style:font-size-asian="10pt" style:font-weight-asian="normal"/>
    </style:style>
    <style:style style:name="WW8Num20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3z0" style:family="text"/>
    <style:style style:name="WW8Num2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5z0" style:family="text"/>
    <style:style style:name="WW8Num2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7z0" style:family="text"/>
    <style:style style:name="WW8Num2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/>
    <style:style style:name="WW8Num228z0" style:family="text"/>
    <style:style style:name="WW8Num2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4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/>
    <style:style style:name="WW8Num2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1z0" style:family="text"/>
    <style:style style:name="WW8Num2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/>
    <style:style style:name="WW8Num244z1" style:family="text"/>
    <style:style style:name="WW8Num244z2" style:family="text"/>
    <style:style style:name="WW8Num244z3" style:family="text"/>
    <style:style style:name="WW8Num244z4" style:family="text"/>
    <style:style style:name="WW8Num244z5" style:family="text"/>
    <style:style style:name="WW8Num244z6" style:family="text"/>
    <style:style style:name="WW8Num244z7" style:family="text"/>
    <style:style style:name="WW8Num244z8" style:family="text"/>
    <style:style style:name="WW8Num2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6z0" style:family="text"/>
    <style:style style:name="WW8Num24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7z0" style:family="text"/>
    <style:style style:name="WW8Num257z1" style:family="text"/>
    <style:style style:name="WW8Num257z2" style:family="text"/>
    <style:style style:name="WW8Num257z3" style:family="text"/>
    <style:style style:name="WW8Num257z4" style:family="text"/>
    <style:style style:name="WW8Num257z5" style:family="text"/>
    <style:style style:name="WW8Num257z6" style:family="text"/>
    <style:style style:name="WW8Num257z7" style:family="text"/>
    <style:style style:name="WW8Num257z8" style:family="text"/>
    <style:style style:name="WW8Num2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9z0" style:family="text"/>
    <style:style style:name="WW8Num2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0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3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5z0" style:family="text"/>
    <style:style style:name="WW8Num2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8z0" style:family="text"/>
    <style:style style:name="WW8Num269z0" style:family="text"/>
    <style:style style:name="WW8Num2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4z0" style:family="text"/>
    <style:style style:name="WW8Num27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0z0" style:family="text"/>
    <style:style style:name="WW8Num281z0" style:family="text"/>
    <style:style style:name="WW8Num282z0" style:family="text">
      <style:text-properties fo:font-size="10pt" fo:font-weight="normal" style:font-size-asian="10pt" style:font-weight-asian="normal"/>
    </style:style>
    <style:style style:name="WW8Num2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2z0" style:family="text"/>
    <style:style style:name="WW8Num292z1" style:family="text"/>
    <style:style style:name="WW8Num292z2" style:family="text"/>
    <style:style style:name="WW8Num292z3" style:family="text"/>
    <style:style style:name="WW8Num292z4" style:family="text"/>
    <style:style style:name="WW8Num292z5" style:family="text"/>
    <style:style style:name="WW8Num292z6" style:family="text"/>
    <style:style style:name="WW8Num292z7" style:family="text"/>
    <style:style style:name="WW8Num292z8" style:family="text"/>
    <style:style style:name="WW8Num2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4z0" style:family="text"/>
    <style:style style:name="WW8Num2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1" style:family="text"/>
    <style:style style:name="WW8Num297z2" style:family="text"/>
    <style:style style:name="WW8Num297z3" style:family="text"/>
    <style:style style:name="WW8Num297z4" style:family="text"/>
    <style:style style:name="WW8Num297z5" style:family="text"/>
    <style:style style:name="WW8Num297z6" style:family="text"/>
    <style:style style:name="WW8Num297z7" style:family="text"/>
    <style:style style:name="WW8Num297z8" style:family="text"/>
    <style:style style:name="WW8Num298z0" style:family="text"/>
    <style:style style:name="WW8Num2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2z0" style:family="text"/>
    <style:style style:name="WW8Num3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0z0" style:family="text"/>
    <style:style style:name="WW8Num311z0" style:family="text"/>
    <style:style style:name="WW8Num3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0z0" style:family="text"/>
    <style:style style:name="WW8Num3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2z0" style:family="text"/>
    <style:style style:name="WW8Num3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1z0" style:family="text"/>
    <style:style style:name="WW8Num33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3z0" style:family="text"/>
    <style:style style:name="WW8Num3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5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35z1" style:family="text"/>
    <style:style style:name="WW8Num335z2" style:family="text"/>
    <style:style style:name="WW8Num335z3" style:family="text"/>
    <style:style style:name="WW8Num335z4" style:family="text"/>
    <style:style style:name="WW8Num335z5" style:family="text"/>
    <style:style style:name="WW8Num335z6" style:family="text"/>
    <style:style style:name="WW8Num335z7" style:family="text"/>
    <style:style style:name="WW8Num335z8" style:family="text"/>
    <style:style style:name="WW8Num3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6z2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8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8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0z0" style:family="text">
      <style:text-properties style:font-name="Monotype Sorts" fo:font-family="'Monotype Sorts', Symbol" style:font-pitch="variable" style:font-charset="x-symbol" style:font-name-complex="Monotype Sorts" style:font-family-complex="'Monotype Sorts', Symbol" style:font-pitch-complex="variable" style:font-charset-complex="x-symbol"/>
    </style:style>
    <style:style style:name="WW8Num3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2z0" style:family="text"/>
    <style:style style:name="WW8Num3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4z0" style:family="text"/>
    <style:style style:name="WW8Num355z0" style:family="text"/>
    <style:style style:name="WW8Num35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61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1z3" style:family="text"/>
    <style:style style:name="WW8Num361z4" style:family="text"/>
    <style:style style:name="WW8Num361z5" style:family="text"/>
    <style:style style:name="WW8Num361z6" style:family="text"/>
    <style:style style:name="WW8Num361z7" style:family="text"/>
    <style:style style:name="WW8Num361z8" style:family="text"/>
    <style:style style:name="WW8Num3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3z0" style:family="text"/>
    <style:style style:name="WW8Num3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7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8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0z0" style:family="text"/>
    <style:style style:name="WW8Num3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2z0" style:family="text"/>
    <style:style style:name="WW8Num3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5z0" style:family="text"/>
    <style:style style:name="WW8Num3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9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3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1z0" style:family="text"/>
    <style:style style:name="WW8Num38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3z0" style:family="text"/>
    <style:style style:name="WW8Num384z0" style:family="text"/>
    <style:style style:name="WW8Num3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3z0" style:family="text"/>
    <style:style style:name="WW8Num3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0z0" style:family="text"/>
    <style:style style:name="WW8Num4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2z0" style:family="text"/>
    <style:style style:name="WW8Num4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4z0" style:family="text">
      <style:text-properties fo:font-size="10pt" fo:font-weight="normal" style:font-size-asian="10pt" style:font-weight-asian="normal"/>
    </style:style>
    <style:style style:name="WW8Num4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7z0" style:family="text"/>
    <style:style style:name="WW8Num4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9z0" style:family="text"/>
    <style:style style:name="WW8Num41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7z0" style:family="text"/>
    <style:style style:name="WW8Num4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2z0" style:family="text"/>
    <style:style style:name="WW8Num4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7z0" style:family="text"/>
    <style:style style:name="WW8Num4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1z0" style:family="text">
      <style:text-properties style:font-name="Courier" fo:font-family="Courier" style:font-family-generic="modern" style:font-name-complex="Courier" style:font-family-complex="Courier" style:font-family-generic-complex="modern"/>
    </style:style>
    <style:style style:name="WW8Num4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3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7z0" style:family="text"/>
    <style:style style:name="WW8Num438z0" style:family="text"/>
    <style:style style:name="WW8Num4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0z0" style:family="text"/>
    <style:style style:name="WW8Num441z0" style:family="text"/>
    <style:style style:name="WW8Num4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5z1" style:family="text"/>
    <style:style style:name="WW8Num445z2" style:family="text"/>
    <style:style style:name="WW8Num445z3" style:family="text"/>
    <style:style style:name="WW8Num445z4" style:family="text"/>
    <style:style style:name="WW8Num445z5" style:family="text"/>
    <style:style style:name="WW8Num445z6" style:family="text"/>
    <style:style style:name="WW8Num445z7" style:family="text"/>
    <style:style style:name="WW8Num445z8" style:family="text"/>
    <style:style style:name="WW8Num4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8z0" style:family="text"/>
    <style:style style:name="WW8Num4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3z0" style:family="text"/>
    <style:style style:name="WW8Num4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0z0" style:family="text"/>
    <style:style style:name="WW8Num4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1" style:family="text"/>
    <style:style style:name="WW8Num465z2" style:family="text"/>
    <style:style style:name="WW8Num465z3" style:family="text"/>
    <style:style style:name="WW8Num465z4" style:family="text"/>
    <style:style style:name="WW8Num465z5" style:family="text"/>
    <style:style style:name="WW8Num465z6" style:family="text"/>
    <style:style style:name="WW8Num465z7" style:family="text"/>
    <style:style style:name="WW8Num465z8" style:family="text"/>
    <style:style style:name="WW8Num46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8z0" style:family="text"/>
    <style:style style:name="WW8Num4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0z0" style:family="text"/>
    <style:style style:name="WW8Num4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2z0" style:family="text"/>
    <style:style style:name="WW8Num4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5z0" style:family="text"/>
    <style:style style:name="WW8Num476z0" style:family="text"/>
    <style:style style:name="WW8Num47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9z0" style:family="text"/>
    <style:style style:name="WW8Num4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5z0" style:family="text"/>
    <style:style style:name="WW8Num48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9z0" style:family="text"/>
    <style:style style:name="WW8Num4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1z0" style:family="text"/>
    <style:style style:name="WW8Num491z1" style:family="text"/>
    <style:style style:name="WW8Num491z2" style:family="text"/>
    <style:style style:name="WW8Num491z3" style:family="text"/>
    <style:style style:name="WW8Num491z4" style:family="text"/>
    <style:style style:name="WW8Num491z5" style:family="text"/>
    <style:style style:name="WW8Num491z6" style:family="text"/>
    <style:style style:name="WW8Num491z7" style:family="text"/>
    <style:style style:name="WW8Num491z8" style:family="text"/>
    <style:style style:name="WW8Num4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6z0" style:family="text"/>
    <style:style style:name="WW8Num4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9z0" style:family="text">
      <style:text-properties style:use-window-font-color="true" fo:font-style="normal" style:font-style-asian="normal"/>
    </style:style>
    <style:style style:name="WW8Num5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4z0" style:family="text">
      <style:text-properties fo:font-size="10pt" fo:font-weight="normal" style:font-size-asian="10pt" style:font-weight-asian="normal"/>
    </style:style>
    <style:style style:name="WW8Num50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6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7z0" style:family="text"/>
    <style:style style:name="WW8Num5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9z0" style:family="text"/>
    <style:style style:name="WW8Num510z0" style:family="text"/>
    <style:style style:name="WW8Num5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7z0" style:family="text"/>
    <style:style style:name="WW8Num517z1" style:family="text"/>
    <style:style style:name="WW8Num517z2" style:family="text"/>
    <style:style style:name="WW8Num517z3" style:family="text"/>
    <style:style style:name="WW8Num517z4" style:family="text"/>
    <style:style style:name="WW8Num517z5" style:family="text"/>
    <style:style style:name="WW8Num517z6" style:family="text"/>
    <style:style style:name="WW8Num517z7" style:family="text"/>
    <style:style style:name="WW8Num517z8" style:family="text"/>
    <style:style style:name="WW8Num518z0" style:family="text"/>
    <style:style style:name="WW8Num5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5z0" style:family="text"/>
    <style:style style:name="WW8Num5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1z0" style:family="text"/>
    <style:style style:name="WW8Num5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1z0" style:family="text"/>
    <style:style style:name="WW8Num552z0" style:family="text"/>
    <style:style style:name="WW8Num552z1" style:family="text"/>
    <style:style style:name="WW8Num552z2" style:family="text"/>
    <style:style style:name="WW8Num552z3" style:family="text"/>
    <style:style style:name="WW8Num552z4" style:family="text"/>
    <style:style style:name="WW8Num552z5" style:family="text"/>
    <style:style style:name="WW8Num552z6" style:family="text"/>
    <style:style style:name="WW8Num552z7" style:family="text"/>
    <style:style style:name="WW8Num552z8" style:family="text"/>
    <style:style style:name="WW8Num5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4z0" style:family="text"/>
    <style:style style:name="WW8Num5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6z0" style:family="text"/>
    <style:style style:name="WW8Num5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1z0" style:family="text"/>
    <style:style style:name="WW8Num561z1" style:family="text"/>
    <style:style style:name="WW8Num561z2" style:family="text"/>
    <style:style style:name="WW8Num561z3" style:family="text"/>
    <style:style style:name="WW8Num561z4" style:family="text"/>
    <style:style style:name="WW8Num561z5" style:family="text"/>
    <style:style style:name="WW8Num561z6" style:family="text"/>
    <style:style style:name="WW8Num561z7" style:family="text"/>
    <style:style style:name="WW8Num561z8" style:family="text"/>
    <style:style style:name="WW8Num5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3z0" style:family="text">
      <style:text-properties fo:font-size="10pt" fo:font-weight="normal" style:font-size-asian="10pt" style:font-weight-asian="normal"/>
    </style:style>
    <style:style style:name="WW8Num5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4z0" style:family="text"/>
    <style:style style:name="WW8Num5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7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1z0" style:family="text"/>
    <style:style style:name="WW8Num58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3z0" style:family="text"/>
    <style:style style:name="WW8Num5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6z0" style:family="text"/>
    <style:style style:name="WW8Num5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6z0" style:family="text"/>
    <style:style style:name="WW8Num5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1z0" style:family="text"/>
    <style:style style:name="WW8Num601z1" style:family="text"/>
    <style:style style:name="WW8Num601z2" style:family="text"/>
    <style:style style:name="WW8Num601z3" style:family="text"/>
    <style:style style:name="WW8Num601z4" style:family="text"/>
    <style:style style:name="WW8Num601z5" style:family="text"/>
    <style:style style:name="WW8Num601z6" style:family="text"/>
    <style:style style:name="WW8Num601z7" style:family="text"/>
    <style:style style:name="WW8Num601z8" style:family="text"/>
    <style:style style:name="WW8Num60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7z0" style:family="text"/>
    <style:style style:name="WW8Num6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1z0" style:family="text"/>
    <style:style style:name="WW8Num6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9z0" style:family="text">
      <style:text-properties fo:font-size="10pt" fo:font-weight="normal" style:font-size-asian="10pt" style:font-weight-asian="normal"/>
    </style:style>
    <style:style style:name="WW8Num6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5z0" style:family="text"/>
    <style:style style:name="WW8Num6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7z0" style:family="text"/>
    <style:style style:name="WW8Num627z1" style:family="text"/>
    <style:style style:name="WW8Num627z2" style:family="text"/>
    <style:style style:name="WW8Num627z3" style:family="text"/>
    <style:style style:name="WW8Num627z4" style:family="text"/>
    <style:style style:name="WW8Num627z5" style:family="text"/>
    <style:style style:name="WW8Num627z6" style:family="text"/>
    <style:style style:name="WW8Num627z7" style:family="text"/>
    <style:style style:name="WW8Num627z8" style:family="text"/>
    <style:style style:name="WW8Num628z0" style:family="text"/>
    <style:style style:name="WW8Num6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6z0" style:family="text">
      <style:text-properties fo:font-size="10pt" fo:font-weight="normal" style:font-size-asian="10pt" style:font-weight-asian="normal"/>
    </style:style>
    <style:style style:name="WW8Num6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2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642z2" style:family="text"/>
    <style:style style:name="WW8Num642z3" style:family="text"/>
    <style:style style:name="WW8Num642z4" style:family="text"/>
    <style:style style:name="WW8Num642z5" style:family="text"/>
    <style:style style:name="WW8Num642z6" style:family="text"/>
    <style:style style:name="WW8Num642z7" style:family="text"/>
    <style:style style:name="WW8Num642z8" style:family="text"/>
    <style:style style:name="WW8Num6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4z0" style:family="text"/>
    <style:style style:name="WW8Num6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6z0" style:family="text"/>
    <style:style style:name="WW8Num6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8z0" style:family="text">
      <style:text-properties fo:font-weight="bold" style:font-weight-asian="bold"/>
    </style:style>
    <style:style style:name="WW8NumSt350z0" style:family="text">
      <style:text-properties style:font-name="Wingdings" fo:font-family="Wingdings" style:font-pitch="variable" style:font-charset="x-symbol" fo:font-size="17pt" style:font-size-asian="17pt" style:font-name-complex="Wingdings" style:font-family-complex="Wingdings" style:font-pitch-complex="variable" style:font-charset-complex="x-symbol"/>
    </style:style>
    <style:style style:name="WW8NumSt35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St352z0" style:family="text">
      <style:text-properties style:font-name="Arial1" fo:font-family="Arial" style:font-family-generic="swiss" style:font-pitch="variable" fo:font-size="14pt" style:font-size-asian="14pt" style:font-name-complex="Arial1" style:font-family-complex="Arial" style:font-family-generic-complex="swiss" style:font-pitch-complex="variable"/>
    </style:style>
    <style:style style:name="WW8NumSt5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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 text:start-value="16">
        <style:list-level-properties text:list-level-position-and-space-mode="label-alignment">
          <style:list-level-label-alignment text:label-followed-by="listtab" text:list-tab-stop-position="2.295cm" fo:text-indent="-0.794cm" fo:margin-left="2.29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26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6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6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6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9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9z2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4" text:style-name="WW8Num29z3" style:num-suffix="." text:bullet-char="-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Times New Roman"/>
      </text:list-level-style-bullet>
      <text:list-level-style-bullet text:level="5" text:style-name="WW8Num29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9z5" style:num-suffix="." text:bullet-char="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9z0" style:num-suffix=".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Courier New"/>
      </text:list-level-style-bullet>
      <text:list-level-style-bullet text:level="8" text:style-name="WW8Num29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9z5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">
        <style:list-level-properties text:list-level-position-and-space-mode="label-alignment">
          <style:list-level-label-alignment text:label-followed-by="listtab" text:list-tab-stop-position="3.473cm" fo:text-indent="-0.635cm" fo:margin-left="3.473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4.743cm" fo:text-indent="-0.635cm" fo:margin-left="4.743cm"/>
        </style:list-level-properties>
        <style:text-properties style:font-name="Courier New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6.013cm" fo:text-indent="-0.635cm" fo:margin-left="6.013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7.283cm" fo:text-indent="-0.635cm" fo:margin-left="7.283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8.553cm" fo:text-indent="-0.635cm" fo:margin-left="8.553cm"/>
        </style:list-level-properties>
        <style:text-properties style:font-name="Courier New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9.823cm" fo:text-indent="-0.635cm" fo:margin-left="9.823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1.093cm" fo:text-indent="-0.635cm" fo:margin-left="11.093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2.363cm" fo:text-indent="-0.635cm" fo:margin-left="12.363cm"/>
        </style:list-level-properties>
        <style:text-properties style:font-name="Courier New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3.633cm" fo:text-indent="-0.635cm" fo:margin-left="13.6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1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1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4z0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44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44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4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44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4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52z0" style:num-suffix="." text:bullet-char="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Wingdings"/>
      </text:list-level-style-bullet>
      <text:list-level-style-bullet text:level="3" text:style-name="WW8Num5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5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5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60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6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0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6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bullet text:level="2" text:style-name="WW8Num69z1" style:num-suffix="." text:bullet-char="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Symbol"/>
      </text:list-level-style-bullet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2" text:style-name="WW8Num77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77z2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77z0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77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77z2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77z0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77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77z2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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Wingdings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  <style:text-properties style:font-name="Courier New"/>
      </text:list-level-style-bullet>
      <text:list-level-style-bullet text:level="3" text:style-name="WW8Num81z0" style:num-suffix="." text:bullet-char="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  <style:text-properties style:font-name="Wingdings"/>
      </text:list-level-style-bullet>
      <text:list-level-style-bullet text:level="4" text:style-name="WW8Num81z3" style:num-suffix="." text:bullet-char="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12.144cm" fo:text-indent="-0.635cm" fo:margin-left="12.144cm"/>
        </style:list-level-properties>
        <style:text-properties style:font-name="Courier New"/>
      </text:list-level-style-bullet>
      <text:list-level-style-bullet text:level="6" text:style-name="WW8Num81z0" style:num-suffix="." text:bullet-char="">
        <style:list-level-properties text:list-level-position-and-space-mode="label-alignment">
          <style:list-level-label-alignment text:label-followed-by="listtab" text:list-tab-stop-position="13.414cm" fo:text-indent="-0.635cm" fo:margin-left="13.414cm"/>
        </style:list-level-properties>
        <style:text-properties style:font-name="Wingdings"/>
      </text:list-level-style-bullet>
      <text:list-level-style-bullet text:level="7" text:style-name="WW8Num81z3" style:num-suffix="." text:bullet-char="">
        <style:list-level-properties text:list-level-position-and-space-mode="label-alignment">
          <style:list-level-label-alignment text:label-followed-by="listtab" text:list-tab-stop-position="14.684cm" fo:text-indent="-0.635cm" fo:margin-left="14.684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5.954cm" fo:text-indent="-0.635cm" fo:margin-left="15.954cm"/>
        </style:list-level-properties>
        <style:text-properties style:font-name="Courier New"/>
      </text:list-level-style-bullet>
      <text:list-level-style-bullet text:level="9" text:style-name="WW8Num81z0" style:num-suffix="." text:bullet-char="">
        <style:list-level-properties text:list-level-position-and-space-mode="label-alignment">
          <style:list-level-label-alignment text:label-followed-by="listtab" text:list-tab-stop-position="17.224cm" fo:text-indent="-0.635cm" fo:margin-left="17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text:style-name="WW8Num8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86z0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6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8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6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8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6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number text:level="1" text:style-name="WW8Num8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8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bullet text:level="1" text:style-name="WW8Num89z0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Courier New"/>
      </text:list-level-style-bullet>
      <text:list-level-style-bullet text:level="2" text:style-name="WW8Num89z0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8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89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89z0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8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89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89z0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8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91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91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91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91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91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91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91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91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9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9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9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9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9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9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9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9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97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97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97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number text:level="1" text:style-name="WW8Num9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9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9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number text:level="1" text:style-name="WW8Num103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07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0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07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0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07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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Wingdings"/>
      </text:list-level-style-bullet>
      <text:list-level-style-bullet text:level="2" text:style-name="WW8Num110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"/>
      </text:list-level-style-bullet>
      <text:list-level-style-bullet text:level="3" text:style-name="WW8Num110z0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10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"/>
      </text:list-level-style-bullet>
      <text:list-level-style-bullet text:level="6" text:style-name="WW8Num110z0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10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"/>
      </text:list-level-style-bullet>
      <text:list-level-style-bullet text:level="9" text:style-name="WW8Num110z0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1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1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11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1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1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1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1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1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1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1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1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bullet text:level="2" text:style-name="WW8Num114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style:font-name="Courier New"/>
      </text:list-level-style-bullet>
      <text:list-level-style-bullet text:level="3" text:style-name="WW8Num114z2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114z0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114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style:font-name="Courier New"/>
      </text:list-level-style-bullet>
      <text:list-level-style-bullet text:level="6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114z0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114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style:font-name="Courier New"/>
      </text:list-level-style-bullet>
      <text:list-level-style-bullet text:level="9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>
      <text:list-level-style-number text:level="1" text:style-name="WW8Num118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18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18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18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1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18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1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8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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11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1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1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1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>
      <text:list-level-style-number text:level="1" text:style-name="WW8Num12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2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2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2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2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2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2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2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12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12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2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2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2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2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2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2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>
      <text:list-level-style-number text:level="1" text:style-name="WW8Num127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27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9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9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9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9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>
      <text:list-level-style-number text:level="1" text:style-name="WW8Num13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3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3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3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3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3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3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>
      <text:list-level-style-number text:level="1" text:style-name="WW8Num137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37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3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37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3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37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37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37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37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>
      <text:list-level-style-number text:level="1" text:style-name="WW8Num13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3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3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3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3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3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3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4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>
      <text:list-level-style-number text:level="1" text:style-name="WW8Num145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45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45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45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45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45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45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50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0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0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1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1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1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1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1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2" text:consecutive-numbering="true">
      <text:list-level-style-bullet text:level="1" text:style-name="WW8Num15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3" text:consecutive-numbering="true">
      <text:list-level-style-bullet text:level="1" text:style-name="WW8Num1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5">
      <text:list-level-style-number text:level="1" text:style-name="WW8Num155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55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55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55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5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7" text:consecutive-numbering="true">
      <text:list-level-style-number text:level="1" text:style-name="WW8Num157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9">
      <text:list-level-style-number text:level="1" text:style-name="WW8Num159z0" style:num-format="1" text:start-value="16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59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59z0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6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6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6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6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6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6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6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6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1">
      <text:list-level-style-number text:level="1" text:style-name="WW8Num161z0" style:num-format="1" text:start-value="17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6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61z0" style:num-format="1" text:start-value="2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6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61z0" style:num-format="1" text:display-levels="5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6" text:style-name="WW8Num16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6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3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3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3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4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4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6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4z2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8" text:consecutive-numbering="true">
      <text:list-level-style-bullet text:level="1" text:style-name="WW8Num1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9" text:consecutive-numbering="true">
      <text:list-level-style-bullet text:level="1" text:style-name="WW8Num1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2" text:consecutive-numbering="true">
      <text:list-level-style-number text:level="1" text:style-name="WW8Num17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3" text:consecutive-numbering="true">
      <text:list-level-style-bullet text:level="1" text:style-name="WW8Num173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73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73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73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73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73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73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73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73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 text:consecutive-numbering="true">
      <text:list-level-style-bullet text:level="1" text:style-name="WW8Num17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75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175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5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5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175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5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5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175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7" text:consecutive-numbering="true">
      <text:list-level-style-bullet text:level="1" text:style-name="WW8Num1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8">
      <text:list-level-style-number text:level="1" text:style-name="WW8Num178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78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78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78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78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78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78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79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79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8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8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8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8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8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8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8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8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2">
      <text:list-level-style-number text:level="1" text:style-name="WW8Num182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182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182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182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18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8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8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4" text:consecutive-numbering="true">
      <text:list-level-style-number text:level="1" text:style-name="WW8Num184z0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2" text:style-name="WW8Num18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184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184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184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184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184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18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184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8" text:consecutive-numbering="true">
      <text:list-level-style-bullet text:level="1" text:style-name="WW8Num18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0" text:consecutive-numbering="true">
      <text:list-level-style-bullet text:level="1" text:style-name="WW8Num1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1">
      <text:list-level-style-number text:level="1" text:style-name="WW8Num19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9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9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9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9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9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9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19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19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19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9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9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9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9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9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9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9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9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5" text:consecutive-numbering="true">
      <text:list-level-style-bullet text:level="1" text:style-name="WW8Num19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2" text:style-name="WW8Num196z1" style:num-suffix=".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"/>
      </text:list-level-style-bullet>
      <text:list-level-style-bullet text:level="3" text:style-name="WW8Num196z2" style:num-suffix=".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196z0" style:num-suffix=".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196z1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bullet text:level="6" text:style-name="WW8Num196z2" style:num-suffix=".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196z0" style:num-suffix=".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196z1" style:num-suffix=".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"/>
      </text:list-level-style-bullet>
      <text:list-level-style-bullet text:level="9" text:style-name="WW8Num196z2" style:num-suffix=".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7">
      <text:list-level-style-number text:level="1" text:style-name="WW8Num197z0" style:num-suffix=".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WW8Num197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text:style-name="WW8Num197z2" style:num-suffix="." style:num-format="1" text:display-levels="3">
        <style:list-level-properties text:list-level-position-and-space-mode="label-alignment">
          <style:list-level-label-alignment text:label-followed-by="listtab" text:list-tab-stop-position="2.771cm" fo:margin-left="1.501cm"/>
        </style:list-level-properties>
      </text:list-level-style-number>
      <text:list-level-style-number text:level="4" text:style-name="WW8Num197z3" style:num-suffix="." style:num-format="1" text:display-levels="4">
        <style:list-level-properties text:list-level-position-and-space-mode="label-alignment">
          <style:list-level-label-alignment text:label-followed-by="listtab" text:list-tab-stop-position="3.406cm" fo:margin-left="1.501cm"/>
        </style:list-level-properties>
      </text:list-level-style-number>
      <text:list-level-style-number text:level="5" text:style-name="WW8Num197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97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97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97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97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8" text:consecutive-numbering="true">
      <text:list-level-style-bullet text:level="1" text:style-name="WW8Num1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9">
      <text:list-level-style-number text:level="1" text:style-name="WW8Num199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199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199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9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9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0">
      <text:list-level-style-number text:level="1" text:style-name="WW8Num200z0" style:num-format="1" text:start-value="5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200z0" style:num-format="1" text:start-value="2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200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0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1" text:consecutive-numbering="true">
      <text:list-level-style-bullet text:level="1" text:style-name="WW8Num20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2" text:consecutive-numbering="true">
      <text:list-level-style-bullet text:level="1" text:style-name="WW8Num20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3">
      <text:list-level-style-number text:level="1" text:style-name="WW8Num203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03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03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03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0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4">
      <text:list-level-style-number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0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6" text:consecutive-numbering="true">
      <text:list-level-style-bullet text:level="1" text:style-name="WW8Num2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7">
      <text:list-level-style-number text:level="1" text:style-name="WW8Num207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07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07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07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07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07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07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9" text:consecutive-numbering="true">
      <text:list-level-style-bullet text:level="1" text:style-name="WW8Num2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2" text:consecutive-numbering="true">
      <text:list-level-style-bullet text:level="1" text:style-name="WW8Num2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3">
      <text:list-level-style-number text:level="1" text:style-name="WW8Num213z0" style:num-format="1" text:start-value="1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13z0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3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1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5">
      <text:list-level-style-number text:level="1" text:style-name="WW8Num21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21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21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21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21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6" text:consecutive-numbering="true">
      <text:list-level-style-bullet text:level="1" text:style-name="WW8Num2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7" text:consecutive-numbering="true">
      <text:list-level-style-number text:level="1" text:style-name="WW8Num2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8" text:consecutive-numbering="true">
      <text:list-level-style-bullet text:level="1" text:style-name="WW8Num2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9" text:consecutive-numbering="true">
      <text:list-level-style-bullet text:level="1" text:style-name="WW8Num2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0" text:consecutive-numbering="true">
      <text:list-level-style-bullet text:level="1" text:style-name="WW8Num2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2" text:consecutive-numbering="true">
      <text:list-level-style-bullet text:level="1" text:style-name="WW8Num22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3" text:consecutive-numbering="true">
      <text:list-level-style-bullet text:level="1" text:style-name="WW8Num2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4" text:consecutive-numbering="true">
      <text:list-level-style-bullet text:level="1" text:style-name="WW8Num22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7">
      <text:list-level-style-number text:level="1" text:style-name="WW8Num2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7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27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7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8">
      <text:list-level-style-number text:level="1" text:style-name="WW8Num228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28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28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28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2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9" text:consecutive-numbering="true">
      <text:list-level-style-bullet text:level="1" text:style-name="WW8Num2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0" text:consecutive-numbering="true">
      <text:list-level-style-bullet text:level="1" text:style-name="WW8Num2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3" text:consecutive-numbering="true">
      <text:list-level-style-bullet text:level="1" text:style-name="WW8Num23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3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3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3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3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3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3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3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3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7" text:consecutive-numbering="true">
      <text:list-level-style-bullet text:level="1" text:style-name="WW8Num23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23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23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3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23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23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3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23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23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0" text:consecutive-numbering="true">
      <text:list-level-style-bullet text:level="1" text:style-name="WW8Num24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1" text:consecutive-numbering="true">
      <text:list-level-style-bullet text:level="1" text:style-name="WW8Num241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2" text:consecutive-numbering="true">
      <text:list-level-style-bullet text:level="1" text:style-name="WW8Num2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3" text:consecutive-numbering="true">
      <text:list-level-style-bullet text:level="1" text:style-name="WW8Num243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4" text:consecutive-numbering="true">
      <text:list-level-style-number text:level="1" text:style-name="WW8Num24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6" text:consecutive-numbering="true">
      <text:list-level-style-bullet text:level="1" text:style-name="WW8Num24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7" text:consecutive-numbering="true">
      <text:list-level-style-bullet text:level="1" text:style-name="WW8Num24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8" text:consecutive-numbering="true">
      <text:list-level-style-bullet text:level="1" text:style-name="WW8Num24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9" text:consecutive-numbering="true">
      <text:list-level-style-bullet text:level="1" text:style-name="WW8Num249z0" style:num-suffix="." text:bullet-char="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Wingdings"/>
      </text:list-level-style-bullet>
      <text:list-level-style-bullet text:level="2" text:style-name="WW8Num2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249z0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49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249z0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49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249z0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0" text:consecutive-numbering="true">
      <text:list-level-style-bullet text:level="1" text:style-name="WW8Num25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1" text:consecutive-numbering="true">
      <text:list-level-style-bullet text:level="1" text:style-name="WW8Num25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252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252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252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252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252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252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252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252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3" text:consecutive-numbering="true">
      <text:list-level-style-bullet text:level="1" text:style-name="WW8Num25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7" text:consecutive-numbering="true">
      <text:list-level-style-number text:level="1" text:style-name="WW8Num257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WW8Num257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text:style-name="WW8Num257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257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25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257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257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25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257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8" text:consecutive-numbering="true">
      <text:list-level-style-bullet text:level="1" text:style-name="WW8Num2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9" text:consecutive-numbering="true">
      <text:list-level-style-number text:level="1" text:style-name="WW8Num25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0" text:consecutive-numbering="true">
      <text:list-level-style-bullet text:level="1" text:style-name="WW8Num26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0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2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0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1" text:consecutive-numbering="true">
      <text:list-level-style-bullet text:level="1" text:style-name="WW8Num2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2" text:consecutive-numbering="true">
      <text:list-level-style-bullet text:level="1" text:style-name="WW8Num2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5" text:consecutive-numbering="true">
      <text:list-level-style-bullet text:level="1" text:style-name="WW8Num26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8" text:consecutive-numbering="true">
      <text:list-level-style-bullet text:level="1" text:style-name="WW8Num26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9" text:consecutive-numbering="true">
      <text:list-level-style-number text:level="1" text:style-name="WW8Num26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7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7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7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7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7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7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7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7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3" text:consecutive-numbering="true">
      <text:list-level-style-bullet text:level="1" text:style-name="WW8Num2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4" text:consecutive-numbering="true">
      <text:list-level-style-number text:level="1" text:style-name="WW8Num2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9" text:consecutive-numbering="true">
      <text:list-level-style-bullet text:level="1" text:style-name="WW8Num27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0" text:consecutive-numbering="true">
      <text:list-level-style-bullet text:level="1" text:style-name="WW8Num28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1">
      <text:list-level-style-number text:level="1" text:style-name="WW8Num281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281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281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8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2">
      <text:list-level-style-number text:level="1" text:style-name="WW8Num282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82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82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82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82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82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82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4" text:consecutive-numbering="true">
      <text:list-level-style-bullet text:level="1" text:style-name="WW8Num2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8" text:consecutive-numbering="true">
      <text:list-level-style-bullet text:level="1" text:style-name="WW8Num288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288z1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3" text:style-name="WW8Num288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288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288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288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288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288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288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list-level-position-and-space-mode="label-alignment">
          <style:list-level-label-alignment text:label-followed-by="listtab" text:list-tab-stop-position="4.886cm" fo:text-indent="-0.635cm" fo:margin-left="4.886cm"/>
        </style:list-level-properties>
        <style:text-properties style:font-name="Symbol"/>
      </text:list-level-style-bullet>
      <text:list-level-style-bullet text:level="2" text:style-name="WW8Num289z1" style:num-suffix="." text:bullet-char="o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Courier New"/>
      </text:list-level-style-bullet>
      <text:list-level-style-bullet text:level="3" text:style-name="WW8Num289z2" style:num-suffix="." text:bullet-char="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Wingdings"/>
      </text:list-level-style-bullet>
      <text:list-level-style-bullet text:level="4" text:style-name="WW8Num289z0" style:num-suffix="." text:bullet-char="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Symbol"/>
      </text:list-level-style-bullet>
      <text:list-level-style-bullet text:level="5" text:style-name="WW8Num289z1" style:num-suffix="." text:bullet-char="o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Courier New"/>
      </text:list-level-style-bullet>
      <text:list-level-style-bullet text:level="6" text:style-name="WW8Num289z2" style:num-suffix="." text:bullet-char="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Wingdings"/>
      </text:list-level-style-bullet>
      <text:list-level-style-bullet text:level="7" text:style-name="WW8Num289z0" style:num-suffix="." text:bullet-char="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Symbol"/>
      </text:list-level-style-bullet>
      <text:list-level-style-bullet text:level="8" text:style-name="WW8Num289z1" style:num-suffix="." text:bullet-char="o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Courier New"/>
      </text:list-level-style-bullet>
      <text:list-level-style-bullet text:level="9" text:style-name="WW8Num289z2" style:num-suffix="." text:bullet-char="">
        <style:list-level-properties text:list-level-position-and-space-mode="label-alignment">
          <style:list-level-label-alignment text:label-followed-by="listtab" text:list-tab-stop-position="13.046cm" fo:text-indent="-0.635cm" fo:margin-left="13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1" text:consecutive-numbering="true">
      <text:list-level-style-bullet text:level="1" text:style-name="WW8Num29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2" text:consecutive-numbering="true">
      <text:list-level-style-number text:level="1" text:style-name="WW8Num29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5" text:consecutive-numbering="true">
      <text:list-level-style-bullet text:level="1" text:style-name="WW8Num2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9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9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9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9" text:consecutive-numbering="true">
      <text:list-level-style-bullet text:level="1" text:style-name="WW8Num2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0" text:consecutive-numbering="true">
      <text:list-level-style-bullet text:level="1" text:style-name="WW8Num30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1" text:consecutive-numbering="true">
      <text:list-level-style-bullet text:level="1" text:style-name="WW8Num30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2">
      <text:list-level-style-number text:level="1" text:style-name="WW8Num30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0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0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0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0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0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0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30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4" text:consecutive-numbering="true">
      <text:list-level-style-bullet text:level="1" text:style-name="WW8Num304z0" style:num-suffix="." text:bullet-char="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0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04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04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0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04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04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0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04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5" text:consecutive-numbering="true">
      <text:list-level-style-bullet text:level="1" text:style-name="WW8Num3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07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07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07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07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07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30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30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309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30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30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309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30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30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0" text:consecutive-numbering="true">
      <text:list-level-style-number text:level="1" text:style-name="WW8Num310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1" text:consecutive-numbering="true">
      <text:list-level-style-number text:level="1" text:style-name="WW8Num3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2" text:consecutive-numbering="true">
      <text:list-level-style-bullet text:level="1" text:style-name="WW8Num31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31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31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31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31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31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31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31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31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7" text:consecutive-numbering="true">
      <text:list-level-style-bullet text:level="1" text:style-name="WW8Num31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8" text:consecutive-numbering="true">
      <text:list-level-style-bullet text:level="1" text:style-name="WW8Num3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9" text:consecutive-numbering="true">
      <text:list-level-style-bullet text:level="1" text:style-name="WW8Num3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0" text:consecutive-numbering="true">
      <text:list-level-style-bullet text:level="1" text:style-name="WW8Num32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1" text:consecutive-numbering="true">
      <text:list-level-style-bullet text:level="1" text:style-name="WW8Num3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2" text:consecutive-numbering="true">
      <text:list-level-style-number text:level="1" text:style-name="WW8Num322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3" text:consecutive-numbering="true">
      <text:list-level-style-bullet text:level="1" text:style-name="WW8Num3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4" text:consecutive-numbering="true">
      <text:list-level-style-bullet text:level="1" text:style-name="WW8Num3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7" text:consecutive-numbering="true">
      <text:list-level-style-bullet text:level="1" text:style-name="WW8Num3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8" text:consecutive-numbering="true">
      <text:list-level-style-bullet text:level="1" text:style-name="WW8Num3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9" text:consecutive-numbering="true">
      <text:list-level-style-bullet text:level="1" text:style-name="WW8Num3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1">
      <text:list-level-style-number text:level="1" text:style-name="WW8Num331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331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331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331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33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3">
      <text:list-level-style-number text:level="1" text:style-name="WW8Num333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33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33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3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3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3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34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3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3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34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34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3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34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5" text:consecutive-numbering="true">
      <text:list-level-style-bullet text:level="1" text:style-name="WW8Num335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number text:level="2" text:style-name="WW8Num33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336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336z2" style:num-suffix="." text:bullet-char="-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Book Antiqua"/>
      </text:list-level-style-bullet>
      <text:list-level-style-bullet text:level="4" text:style-name="WW8Num336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336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336z5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336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336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336z5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7" text:consecutive-numbering="true">
      <text:list-level-style-bullet text:level="1" text:style-name="WW8Num3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8" text:consecutive-numbering="true">
      <text:list-level-style-bullet text:level="1" text:style-name="WW8Num33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3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8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8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3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38z5" style:num-suffix=".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8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"/>
      </text:list-level-style-bullet>
      <text:list-level-style-bullet text:level="8" text:style-name="WW8Num33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3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9" text:consecutive-numbering="true">
      <text:list-level-style-bullet text:level="1" text:style-name="WW8Num33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0" text:consecutive-numbering="true">
      <text:list-level-style-bullet text:level="1" text:style-name="WW8Num340z0" style:num-suffix="." text:bullet-char="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Monotype Sor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1" text:consecutive-numbering="true">
      <text:list-level-style-bullet text:level="1" text:style-name="WW8Num341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4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1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1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1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1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1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2" text:consecutive-numbering="true">
      <text:list-level-style-bullet text:level="1" text:style-name="WW8Num34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4" text:consecutive-numbering="true">
      <text:list-level-style-bullet text:level="1" text:style-name="WW8Num3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5" text:consecutive-numbering="true">
      <text:list-level-style-bullet text:level="1" text:style-name="WW8Num3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6" text:consecutive-numbering="true">
      <text:list-level-style-bullet text:level="1" text:style-name="WW8Num3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3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349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349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3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349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349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3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349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1" text:consecutive-numbering="true">
      <text:list-level-style-bullet text:level="1" text:style-name="WW8Num3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2">
      <text:list-level-style-number text:level="1" text:style-name="WW8Num35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5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5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5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5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5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4" text:consecutive-numbering="true">
      <text:list-level-style-number text:level="1" text:style-name="WW8Num35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5">
      <text:list-level-style-number text:level="1" text:style-name="WW8Num355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55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55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55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55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5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55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5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6" text:consecutive-numbering="true">
      <text:list-level-style-bullet text:level="1" text:style-name="WW8Num35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7" text:consecutive-numbering="true">
      <text:list-level-style-bullet text:level="1" text:style-name="WW8Num3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9" text:consecutive-numbering="true">
      <text:list-level-style-bullet text:level="1" text:style-name="WW8Num3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0" text:consecutive-numbering="true">
      <text:list-level-style-bullet text:level="1" text:style-name="WW8Num3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1" text:consecutive-numbering="true">
      <text:list-level-style-bullet text:level="1" text:style-name="WW8Num36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6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6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number text:level="4" text:style-name="WW8Num36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6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3" text:consecutive-numbering="true">
      <text:list-level-style-number text:level="1" text:style-name="WW8Num36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4" text:consecutive-numbering="true">
      <text:list-level-style-bullet text:level="1" text:style-name="WW8Num3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6" text:consecutive-numbering="true">
      <text:list-level-style-bullet text:level="1" text:style-name="WW8Num366z0" style:num-suffix="." text:bullet-char="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6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6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6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66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66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6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66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66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8" text:consecutive-numbering="true">
      <text:list-level-style-bullet text:level="1" text:style-name="WW8Num3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ymbol"/>
      </text:list-level-style-bullet>
      <text:list-level-style-bullet text:level="2" text:style-name="WW8Num369z1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36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369z0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369z1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36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369z0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369z1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36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0" text:consecutive-numbering="true">
      <text:list-level-style-number text:level="1" text:style-name="WW8Num37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2">
      <text:list-level-style-number text:level="1" text:style-name="WW8Num372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372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372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7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7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7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7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7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7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3" text:consecutive-numbering="true">
      <text:list-level-style-bullet text:level="1" text:style-name="WW8Num37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7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7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7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7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7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7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5" text:consecutive-numbering="true">
      <text:list-level-style-number text:level="1" text:style-name="WW8Num375z0" style:num-format="1" text:start-value="6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7" text:consecutive-numbering="true">
      <text:list-level-style-bullet text:level="1" text:style-name="WW8Num3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8" text:consecutive-numbering="true">
      <text:list-level-style-bullet text:level="1" text:style-name="WW8Num37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9" text:consecutive-numbering="true">
      <text:list-level-style-bullet text:level="1" text:style-name="WW8Num379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Times New Roman"/>
      </text:list-level-style-bullet>
      <text:list-level-style-bullet text:level="2" text:style-name="WW8Num379z1" style:num-suffix=".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Courier New"/>
      </text:list-level-style-bullet>
      <text:list-level-style-bullet text:level="3" text:style-name="WW8Num379z2" style:num-suffix=".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Wingdings"/>
      </text:list-level-style-bullet>
      <text:list-level-style-bullet text:level="4" text:style-name="WW8Num379z3" style:num-suffix=".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Symbol"/>
      </text:list-level-style-bullet>
      <text:list-level-style-bullet text:level="5" text:style-name="WW8Num379z1" style:num-suffix=".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style:font-name="Courier New"/>
      </text:list-level-style-bullet>
      <text:list-level-style-bullet text:level="6" text:style-name="WW8Num379z2" style:num-suffix=".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style:font-name="Wingdings"/>
      </text:list-level-style-bullet>
      <text:list-level-style-bullet text:level="7" text:style-name="WW8Num379z3" style:num-suffix=".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style:font-name="Symbol"/>
      </text:list-level-style-bullet>
      <text:list-level-style-bullet text:level="8" text:style-name="WW8Num379z1" style:num-suffix=".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style:font-name="Courier New"/>
      </text:list-level-style-bullet>
      <text:list-level-style-bullet text:level="9" text:style-name="WW8Num379z2" style:num-suffix=".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0" text:consecutive-numbering="true">
      <text:list-level-style-bullet text:level="1" text:style-name="WW8Num3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1">
      <text:list-level-style-number text:level="1" text:style-name="WW8Num381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8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81z0" style:num-format="1" text:start-value="4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8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3" text:consecutive-numbering="true">
      <text:list-level-style-number text:level="1" text:style-name="WW8Num38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4">
      <text:list-level-style-number text:level="1" text:style-name="WW8Num38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8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8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8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8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8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8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6" text:consecutive-numbering="true">
      <text:list-level-style-bullet text:level="1" text:style-name="WW8Num386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8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86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86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8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86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86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8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86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7" text:consecutive-numbering="true">
      <text:list-level-style-bullet text:level="1" text:style-name="WW8Num3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8" text:consecutive-numbering="true">
      <text:list-level-style-bullet text:level="1" text:style-name="WW8Num38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9" text:consecutive-numbering="true">
      <text:list-level-style-bullet text:level="1" text:style-name="WW8Num38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8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8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8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8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8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8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8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8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0" text:consecutive-numbering="true">
      <text:list-level-style-bullet text:level="1" text:style-name="WW8Num39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90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90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90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90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90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90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90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90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2" text:consecutive-numbering="true">
      <text:list-level-style-bullet text:level="1" text:style-name="WW8Num3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3">
      <text:list-level-style-number text:level="1" text:style-name="WW8Num393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93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93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93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9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9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9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9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9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4" text:consecutive-numbering="true">
      <text:list-level-style-bullet text:level="1" text:style-name="WW8Num3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7" text:consecutive-numbering="true">
      <text:list-level-style-bullet text:level="1" text:style-name="WW8Num39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9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9" text:consecutive-numbering="true">
      <text:list-level-style-bullet text:level="1" text:style-name="WW8Num39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0" text:consecutive-numbering="true">
      <text:list-level-style-bullet text:level="1" text:style-name="WW8Num40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2" text:consecutive-numbering="true">
      <text:list-level-style-bullet text:level="1" text:style-name="WW8Num40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3" text:consecutive-numbering="true">
      <text:list-level-style-bullet text:level="1" text:style-name="WW8Num40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4">
      <text:list-level-style-number text:level="1" text:style-name="WW8Num4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4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4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4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4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4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4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4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404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5" text:consecutive-numbering="true">
      <text:list-level-style-bullet text:level="1" text:style-name="WW8Num40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0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0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0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0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0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0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0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0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6" text:consecutive-numbering="true">
      <text:list-level-style-bullet text:level="1" text:style-name="WW8Num4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7">
      <text:list-level-style-number text:level="1" text:style-name="WW8Num407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7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7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408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408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08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08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408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08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08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408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9" text:consecutive-numbering="true">
      <text:list-level-style-number text:level="1" text:style-name="WW8Num40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0" text:consecutive-numbering="true">
      <text:list-level-style-bullet text:level="1" text:style-name="WW8Num41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1" text:consecutive-numbering="true">
      <text:list-level-style-bullet text:level="1" text:style-name="WW8Num4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2" text:consecutive-numbering="true">
      <text:list-level-style-bullet text:level="1" text:style-name="WW8Num4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3" text:consecutive-numbering="true">
      <text:list-level-style-bullet text:level="1" text:style-name="WW8Num41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4" text:consecutive-numbering="true">
      <text:list-level-style-bullet text:level="1" text:style-name="WW8Num41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6" text:consecutive-numbering="true">
      <text:list-level-style-bullet text:level="1" text:style-name="WW8Num4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7" text:consecutive-numbering="true">
      <text:list-level-style-bullet text:level="1" text:style-name="WW8Num4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8" text:consecutive-numbering="true">
      <text:list-level-style-bullet text:level="1" text:style-name="WW8Num418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9" text:consecutive-numbering="true">
      <text:list-level-style-bullet text:level="1" text:style-name="WW8Num4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420z1" style:num-suffix=".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Courier New"/>
      </text:list-level-style-bullet>
      <text:list-level-style-bullet text:level="3" text:style-name="WW8Num420z2" style:num-suffix=".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Wingdings"/>
      </text:list-level-style-bullet>
      <text:list-level-style-bullet text:level="4" text:style-name="WW8Num420z0" style:num-suffix=".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5" text:style-name="WW8Num420z1" style:num-suffix=".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Courier New"/>
      </text:list-level-style-bullet>
      <text:list-level-style-bullet text:level="6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style:font-name="Wingdings"/>
      </text:list-level-style-bullet>
      <text:list-level-style-bullet text:level="7" text:style-name="WW8Num420z0" style:num-suffix=".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style:font-name="Symbol"/>
      </text:list-level-style-bullet>
      <text:list-level-style-bullet text:level="8" text:style-name="WW8Num420z1" style:num-suffix=".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style:font-name="Courier New"/>
      </text:list-level-style-bullet>
      <text:list-level-style-bullet text:level="9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1" text:consecutive-numbering="true">
      <text:list-level-style-bullet text:level="1" text:style-name="WW8Num4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2">
      <text:list-level-style-number text:level="1" text:style-name="WW8Num42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2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2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2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2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2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2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2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3" text:consecutive-numbering="true">
      <text:list-level-style-bullet text:level="1" text:style-name="WW8Num423z0" style:num-suffix="." text:bullet-char="o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Courier New"/>
      </text:list-level-style-bullet>
      <text:list-level-style-bullet text:level="2" text:style-name="WW8Num423z0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23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23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23z0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23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23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23z0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23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4" text:consecutive-numbering="true">
      <text:list-level-style-bullet text:level="1" text:style-name="WW8Num4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5" text:consecutive-numbering="true">
      <text:list-level-style-bullet text:level="1" text:style-name="WW8Num4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6" text:consecutive-numbering="true">
      <text:list-level-style-bullet text:level="1" text:style-name="WW8Num42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7" text:consecutive-numbering="true">
      <text:list-level-style-bullet text:level="1" text:style-name="WW8Num427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8" text:consecutive-numbering="true">
      <text:list-level-style-bullet text:level="1" text:style-name="WW8Num4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9" text:consecutive-numbering="true">
      <text:list-level-style-bullet text:level="1" text:style-name="WW8Num4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0" text:consecutive-numbering="true">
      <text:list-level-style-bullet text:level="1" text:style-name="WW8Num4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1" text:consecutive-numbering="true">
      <text:list-level-style-number text:level="1" text:style-name="WW8Num431z0" style:num-prefix="-" style:num-format="">
        <style:list-level-properties text:list-level-position-and-space-mode="label-alignment">
          <style:list-level-label-alignment text:label-followed-by="listtab" fo:text-indent="-0.499cm" fo:margin-left="2.3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2" text:consecutive-numbering="true">
      <text:list-level-style-bullet text:level="1" text:style-name="WW8Num4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433z1" style:num-suffix=".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"/>
      </text:list-level-style-bullet>
      <text:list-level-style-bullet text:level="3" text:style-name="WW8Num433z2" style:num-suffix=".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"/>
      </text:list-level-style-bullet>
      <text:list-level-style-bullet text:level="4" text:style-name="WW8Num433z0" style:num-suffix=".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433z1" style:num-suffix=".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"/>
      </text:list-level-style-bullet>
      <text:list-level-style-bullet text:level="6" text:style-name="WW8Num433z2" style:num-suffix=".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433z0" style:num-suffix=".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433z1" style:num-suffix=".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"/>
      </text:list-level-style-bullet>
      <text:list-level-style-bullet text:level="9" text:style-name="WW8Num433z2" style:num-suffix=".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4" text:consecutive-numbering="true">
      <text:list-level-style-bullet text:level="1" text:style-name="WW8Num43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5" text:consecutive-numbering="true">
      <text:list-level-style-bullet text:level="1" text:style-name="WW8Num43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6" text:consecutive-numbering="true">
      <text:list-level-style-bullet text:level="1" text:style-name="WW8Num43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7" text:consecutive-numbering="true">
      <text:list-level-style-bullet text:level="1" text:style-name="WW8Num43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8">
      <text:list-level-style-number text:level="1" text:style-name="WW8Num43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43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3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3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3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3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3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3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3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9" text:consecutive-numbering="true">
      <text:list-level-style-bullet text:level="1" text:style-name="WW8Num4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0" text:consecutive-numbering="true">
      <text:list-level-style-number text:level="1" text:style-name="WW8Num4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1" text:consecutive-numbering="true">
      <text:list-level-style-number text:level="1" text:style-name="WW8Num44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2" text:consecutive-numbering="true">
      <text:list-level-style-bullet text:level="1" text:style-name="WW8Num4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3" text:consecutive-numbering="true">
      <text:list-level-style-bullet text:level="1" text:style-name="WW8Num44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4" text:consecutive-numbering="true">
      <text:list-level-style-bullet text:level="1" text:style-name="WW8Num4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5" text:consecutive-numbering="true">
      <text:list-level-style-bullet text:level="1" text:style-name="WW8Num44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4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4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4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4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4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44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4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4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4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4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4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4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4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8" text:consecutive-numbering="true">
      <text:list-level-style-bullet text:level="1" text:style-name="WW8Num44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9" text:consecutive-numbering="true">
      <text:list-level-style-bullet text:level="1" text:style-name="WW8Num449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1" text:consecutive-numbering="true">
      <text:list-level-style-bullet text:level="1" text:style-name="WW8Num4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2" text:consecutive-numbering="true">
      <text:list-level-style-bullet text:level="1" text:style-name="WW8Num45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3">
      <text:list-level-style-number text:level="1" text:style-name="WW8Num453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453z0" style:num-suffix="-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45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53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53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53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53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53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53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455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55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55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55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55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55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55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55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6" text:consecutive-numbering="true">
      <text:list-level-style-bullet text:level="1" text:style-name="WW8Num4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5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45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5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5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45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5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5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45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7" text:consecutive-numbering="true">
      <text:list-level-style-bullet text:level="1" text:style-name="WW8Num4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8" text:consecutive-numbering="true">
      <text:list-level-style-bullet text:level="1" text:style-name="WW8Num458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458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458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458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458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458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458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458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458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9" text:consecutive-numbering="true">
      <text:list-level-style-bullet text:level="1" text:style-name="WW8Num4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0">
      <text:list-level-style-number text:level="1" text:style-name="WW8Num460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460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460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460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46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6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6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6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6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1" text:consecutive-numbering="true">
      <text:list-level-style-bullet text:level="1" text:style-name="WW8Num4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2" text:consecutive-numbering="true">
      <text:list-level-style-bullet text:level="1" text:style-name="WW8Num4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6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6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6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6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6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6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6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6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6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6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6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6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6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6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6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6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6" text:consecutive-numbering="true">
      <text:list-level-style-bullet text:level="1" text:style-name="WW8Num466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466z0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466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466z3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466z0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466z3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466z0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8" text:consecutive-numbering="true">
      <text:list-level-style-number text:level="1" text:style-name="WW8Num46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9" text:consecutive-numbering="true">
      <text:list-level-style-bullet text:level="1" text:style-name="WW8Num4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0" text:consecutive-numbering="true">
      <text:list-level-style-number text:level="1" text:style-name="WW8Num470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1" text:consecutive-numbering="true">
      <text:list-level-style-bullet text:level="1" text:style-name="WW8Num4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2" text:consecutive-numbering="true">
      <text:list-level-style-number text:level="1" text:style-name="WW8Num472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3" text:consecutive-numbering="true">
      <text:list-level-style-bullet text:level="1" text:style-name="WW8Num4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4" text:consecutive-numbering="true">
      <text:list-level-style-bullet text:level="1" text:style-name="WW8Num4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5" text:consecutive-numbering="true">
      <text:list-level-style-bullet text:level="1" text:style-name="WW8Num4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6">
      <text:list-level-style-number text:level="1" text:style-name="WW8Num47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76z0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76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7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7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7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7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7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7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7" text:consecutive-numbering="true">
      <text:list-level-style-bullet text:level="1" text:style-name="WW8Num477z0" style:num-suffix="." text:bullet-char="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7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77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77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7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77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77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7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77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8" text:consecutive-numbering="true">
      <text:list-level-style-bullet text:level="1" text:style-name="WW8Num47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9" text:consecutive-numbering="true">
      <text:list-level-style-number text:level="1" text:style-name="WW8Num47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0" text:consecutive-numbering="true">
      <text:list-level-style-bullet text:level="1" text:style-name="WW8Num4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1" text:consecutive-numbering="true">
      <text:list-level-style-bullet text:level="1" text:style-name="WW8Num4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2" text:consecutive-numbering="true">
      <text:list-level-style-bullet text:level="1" text:style-name="WW8Num48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3" text:consecutive-numbering="true">
      <text:list-level-style-bullet text:level="1" text:style-name="WW8Num48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4" text:consecutive-numbering="true">
      <text:list-level-style-bullet text:level="1" text:style-name="WW8Num48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5">
      <text:list-level-style-number text:level="1" text:style-name="WW8Num48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48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48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48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48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8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8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8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8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6" text:consecutive-numbering="true">
      <text:list-level-style-bullet text:level="1" text:style-name="WW8Num48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48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48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8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8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8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8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8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8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8" text:consecutive-numbering="true">
      <text:list-level-style-bullet text:level="1" text:style-name="WW8Num488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8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88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88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8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88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88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8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88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9" text:consecutive-numbering="true">
      <text:list-level-style-number text:level="1" text:style-name="WW8Num48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0" text:consecutive-numbering="true">
      <text:list-level-style-bullet text:level="1" text:style-name="WW8Num49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1" text:consecutive-numbering="true">
      <text:list-level-style-number text:level="1" text:style-name="WW8Num491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4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491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491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491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491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491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49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491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2" text:consecutive-numbering="true">
      <text:list-level-style-bullet text:level="1" text:style-name="WW8Num49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4" text:consecutive-numbering="true">
      <text:list-level-style-bullet text:level="1" text:style-name="WW8Num494z0" style:num-suffix="." text:bullet-char="">
        <style:list-level-properties text:list-level-position-and-space-mode="label-alignment">
          <style:list-level-label-alignment text:label-followed-by="listtab" text:list-tab-stop-position="6.265cm" fo:text-indent="-0.635cm" fo:margin-left="6.265cm"/>
        </style:list-level-properties>
        <style:text-properties style:font-name="Wingdings"/>
      </text:list-level-style-bullet>
      <text:list-level-style-bullet text:level="2" text:style-name="WW8Num494z1" style:num-suffix="." text:bullet-char="o">
        <style:list-level-properties text:list-level-position-and-space-mode="label-alignment">
          <style:list-level-label-alignment text:label-followed-by="listtab" text:list-tab-stop-position="7.535cm" fo:text-indent="-0.635cm" fo:margin-left="7.535cm"/>
        </style:list-level-properties>
        <style:text-properties style:font-name="Courier New"/>
      </text:list-level-style-bullet>
      <text:list-level-style-bullet text:level="3" text:style-name="WW8Num494z0" style:num-suffix="." text:bullet-char="">
        <style:list-level-properties text:list-level-position-and-space-mode="label-alignment">
          <style:list-level-label-alignment text:label-followed-by="listtab" text:list-tab-stop-position="8.805cm" fo:text-indent="-0.635cm" fo:margin-left="8.805cm"/>
        </style:list-level-properties>
        <style:text-properties style:font-name="Wingdings"/>
      </text:list-level-style-bullet>
      <text:list-level-style-bullet text:level="4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0.075cm" fo:text-indent="-0.635cm" fo:margin-left="10.075cm"/>
        </style:list-level-properties>
        <style:text-properties style:font-name="Symbol"/>
      </text:list-level-style-bullet>
      <text:list-level-style-bullet text:level="5" text:style-name="WW8Num494z1" style:num-suffix="." text:bullet-char="o">
        <style:list-level-properties text:list-level-position-and-space-mode="label-alignment">
          <style:list-level-label-alignment text:label-followed-by="listtab" text:list-tab-stop-position="11.345cm" fo:text-indent="-0.635cm" fo:margin-left="11.345cm"/>
        </style:list-level-properties>
        <style:text-properties style:font-name="Courier New"/>
      </text:list-level-style-bullet>
      <text:list-level-style-bullet text:level="6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2.615cm" fo:text-indent="-0.635cm" fo:margin-left="12.615cm"/>
        </style:list-level-properties>
        <style:text-properties style:font-name="Wingdings"/>
      </text:list-level-style-bullet>
      <text:list-level-style-bullet text:level="7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3.885cm" fo:text-indent="-0.635cm" fo:margin-left="13.885cm"/>
        </style:list-level-properties>
        <style:text-properties style:font-name="Symbol"/>
      </text:list-level-style-bullet>
      <text:list-level-style-bullet text:level="8" text:style-name="WW8Num494z1" style:num-suffix="." text:bullet-char="o">
        <style:list-level-properties text:list-level-position-and-space-mode="label-alignment">
          <style:list-level-label-alignment text:label-followed-by="listtab" text:list-tab-stop-position="15.155cm" fo:text-indent="-0.635cm" fo:margin-left="15.155cm"/>
        </style:list-level-properties>
        <style:text-properties style:font-name="Courier New"/>
      </text:list-level-style-bullet>
      <text:list-level-style-bullet text:level="9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6.425cm" fo:text-indent="-0.635cm" fo:margin-left="16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5" text:consecutive-numbering="true">
      <text:list-level-style-bullet text:level="1" text:style-name="WW8Num4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6" text:consecutive-numbering="true">
      <text:list-level-style-number text:level="1" text:style-name="WW8Num496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7" text:consecutive-numbering="true">
      <text:list-level-style-bullet text:level="1" text:style-name="WW8Num4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9" text:consecutive-numbering="true">
      <text:list-level-style-bullet text:level="1" text:style-name="WW8Num499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0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0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0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0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0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0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0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0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2" text:consecutive-numbering="true">
      <text:list-level-style-bullet text:level="1" text:style-name="WW8Num50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3" text:consecutive-numbering="true">
      <text:list-level-style-bullet text:level="1" text:style-name="WW8Num50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4">
      <text:list-level-style-number text:level="1" text:style-name="WW8Num5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5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5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5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5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5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5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5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504z0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5" text:consecutive-numbering="true">
      <text:list-level-style-bullet text:level="1" text:style-name="WW8Num505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05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05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05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05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05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05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05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05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6" text:consecutive-numbering="true">
      <text:list-level-style-bullet text:level="1" text:style-name="WW8Num50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7" text:consecutive-numbering="true">
      <text:list-level-style-number text:level="1" text:style-name="WW8Num507z0" style:num-prefix="Annexe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9">
      <text:list-level-style-number text:level="1" text:style-name="WW8Num509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09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09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0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0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0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0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0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0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0">
      <text:list-level-style-number text:level="1" text:style-name="WW8Num510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510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510z0" style:num-format="1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510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51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1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1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1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1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1" text:consecutive-numbering="true">
      <text:list-level-style-bullet text:level="1" text:style-name="WW8Num5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2" text:consecutive-numbering="true">
      <text:list-level-style-bullet text:level="1" text:style-name="WW8Num51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4" text:consecutive-numbering="true">
      <text:list-level-style-bullet text:level="1" text:style-name="WW8Num51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6" text:consecutive-numbering="true">
      <text:list-level-style-bullet text:level="1" text:style-name="WW8Num5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5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5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5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5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5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5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5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5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7">
      <text:list-level-style-number text:level="1" text:style-name="WW8Num5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517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517z2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517z3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517z4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517z5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text:style-name="WW8Num517z6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text:style-name="WW8Num517z7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text:style-name="WW8Num517z8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8" text:consecutive-numbering="true">
      <text:list-level-style-number text:level="1" text:style-name="WW8Num5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2" text:consecutive-numbering="true">
      <text:list-level-style-bullet text:level="1" text:style-name="WW8Num52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4" text:consecutive-numbering="true">
      <text:list-level-style-bullet text:level="1" text:style-name="WW8Num5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5" text:consecutive-numbering="true">
      <text:list-level-style-number text:level="1" text:style-name="WW8Num5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8" text:consecutive-numbering="true">
      <text:list-level-style-bullet text:level="1" text:style-name="WW8Num5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9" text:consecutive-numbering="true">
      <text:list-level-style-bullet text:level="1" text:style-name="WW8Num5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1" text:consecutive-numbering="true">
      <text:list-level-style-number text:level="1" text:style-name="WW8Num53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2" text:consecutive-numbering="true">
      <text:list-level-style-bullet text:level="1" text:style-name="WW8Num5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3" text:consecutive-numbering="true">
      <text:list-level-style-bullet text:level="1" text:style-name="WW8Num5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6" text:consecutive-numbering="true">
      <text:list-level-style-bullet text:level="1" text:style-name="WW8Num53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7" text:consecutive-numbering="true">
      <text:list-level-style-bullet text:level="1" text:style-name="WW8Num53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8" text:consecutive-numbering="true">
      <text:list-level-style-bullet text:level="1" text:style-name="WW8Num5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9" text:consecutive-numbering="true">
      <text:list-level-style-bullet text:level="1" text:style-name="WW8Num5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0" text:consecutive-numbering="true">
      <text:list-level-style-bullet text:level="1" text:style-name="WW8Num540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540z1" style:num-suffix="." text:bullet-char="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Symbol"/>
      </text:list-level-style-bullet>
      <text:list-level-style-bullet text:level="3" text:style-name="WW8Num540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0z1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0z4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0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0z1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0z4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0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1" text:consecutive-numbering="true">
      <text:list-level-style-bullet text:level="1" text:style-name="WW8Num54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2" text:consecutive-numbering="true">
      <text:list-level-style-bullet text:level="1" text:style-name="WW8Num5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3" text:consecutive-numbering="true">
      <text:list-level-style-bullet text:level="1" text:style-name="WW8Num54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5" text:consecutive-numbering="true">
      <text:list-level-style-bullet text:level="1" text:style-name="WW8Num5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6" text:consecutive-numbering="true">
      <text:list-level-style-bullet text:level="1" text:style-name="WW8Num5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8" text:consecutive-numbering="true">
      <text:list-level-style-bullet text:level="1" text:style-name="WW8Num5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9" text:consecutive-numbering="true">
      <text:list-level-style-bullet text:level="1" text:style-name="WW8Num549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549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549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549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549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549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549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549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549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0" text:consecutive-numbering="true">
      <text:list-level-style-bullet text:level="1" text:style-name="WW8Num55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1" text:consecutive-numbering="true">
      <text:list-level-style-bullet text:level="1" text:style-name="WW8Num55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2" text:consecutive-numbering="true">
      <text:list-level-style-number text:level="1" text:style-name="WW8Num552z0" style:num-prefix="(" style:num-suffix=")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WW8Num5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WW8Num552z2" style:num-suffix="." style:num-format="i">
        <style:list-level-properties text:list-level-position-and-space-mode="label-alignment" fo:text-align="end">
          <style:list-level-label-alignment text:label-followed-by="listtab" text:list-tab-stop-position="5.676cm" fo:text-indent="-0.318cm" fo:margin-left="5.676cm"/>
        </style:list-level-properties>
      </text:list-level-style-number>
      <text:list-level-style-number text:level="4" text:style-name="WW8Num552z3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WW8Num552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6" text:style-name="WW8Num552z5" style:num-suffix="." style:num-format="i">
        <style:list-level-properties text:list-level-position-and-space-mode="label-alignment" fo:text-align="end">
          <style:list-level-label-alignment text:label-followed-by="listtab" text:list-tab-stop-position="9.486cm" fo:text-indent="-0.318cm" fo:margin-left="9.486cm"/>
        </style:list-level-properties>
      </text:list-level-style-number>
      <text:list-level-style-number text:level="7" text:style-name="WW8Num552z6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  <text:list-level-style-number text:level="8" text:style-name="WW8Num55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</text:list-level-style-number>
      <text:list-level-style-number text:level="9" text:style-name="WW8Num552z8" style:num-suffix="." style:num-format="i">
        <style:list-level-properties text:list-level-position-and-space-mode="label-alignment" fo:text-align="end">
          <style:list-level-label-alignment text:label-followed-by="listtab" text:list-tab-stop-position="13.296cm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4">
      <text:list-level-style-number text:level="1" text:style-name="WW8Num55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5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5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5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5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55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5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55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5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5" text:consecutive-numbering="true">
      <text:list-level-style-bullet text:level="1" text:style-name="WW8Num555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6" text:consecutive-numbering="true">
      <text:list-level-style-number text:level="1" text:style-name="WW8Num55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8" text:consecutive-numbering="true">
      <text:list-level-style-bullet text:level="1" text:style-name="WW8Num5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9" text:consecutive-numbering="true">
      <text:list-level-style-bullet text:level="1" text:style-name="WW8Num55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0" text:consecutive-numbering="true">
      <text:list-level-style-bullet text:level="1" text:style-name="WW8Num5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1">
      <text:list-level-style-number text:level="1" text:style-name="WW8Num56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6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6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6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6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6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6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6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6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2" text:consecutive-numbering="true">
      <text:list-level-style-bullet text:level="1" text:style-name="WW8Num5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3">
      <text:list-level-style-number text:level="1" text:style-name="WW8Num563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563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563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563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563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563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563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4" text:consecutive-numbering="true">
      <text:list-level-style-bullet text:level="1" text:style-name="WW8Num5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6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6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6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6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6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6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6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6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6" text:consecutive-numbering="true">
      <text:list-level-style-bullet text:level="1" text:style-name="WW8Num56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6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6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6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6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6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6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6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6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7" text:consecutive-numbering="true">
      <text:list-level-style-bullet text:level="1" text:style-name="WW8Num56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8" text:consecutive-numbering="true">
      <text:list-level-style-bullet text:level="1" text:style-name="WW8Num56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0" text:consecutive-numbering="true">
      <text:list-level-style-bullet text:level="1" text:style-name="WW8Num5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1" text:consecutive-numbering="true">
      <text:list-level-style-bullet text:level="1" text:style-name="WW8Num571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71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71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1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1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1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1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1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1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72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72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72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72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72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72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72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72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7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7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7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7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7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7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7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7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4" text:consecutive-numbering="true">
      <text:list-level-style-number text:level="1" text:style-name="WW8Num5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6" text:consecutive-numbering="true">
      <text:list-level-style-bullet text:level="1" text:style-name="WW8Num57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7" text:consecutive-numbering="true">
      <text:list-level-style-bullet text:level="1" text:style-name="WW8Num577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577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577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7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7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7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7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8" text:consecutive-numbering="true">
      <text:list-level-style-bullet text:level="1" text:style-name="WW8Num5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9" text:consecutive-numbering="true">
      <text:list-level-style-bullet text:level="1" text:style-name="WW8Num57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1">
      <text:list-level-style-number text:level="1" text:style-name="WW8Num581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581z0" style:num-suffix=".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58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58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2" text:consecutive-numbering="true">
      <text:list-level-style-bullet text:level="1" text:style-name="WW8Num58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8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58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58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58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58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58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58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58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3">
      <text:list-level-style-number text:level="1" text:style-name="WW8Num583z0" style:num-format="1" text:start-value="4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583z0" style:num-format="1" text:start-value="7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58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8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4" text:consecutive-numbering="true">
      <text:list-level-style-bullet text:level="1" text:style-name="WW8Num5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85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85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85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85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85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85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85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85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6" text:consecutive-numbering="true">
      <text:list-level-style-number text:level="1" text:style-name="WW8Num58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7" text:consecutive-numbering="true">
      <text:list-level-style-bullet text:level="1" text:style-name="WW8Num58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8" text:consecutive-numbering="true">
      <text:list-level-style-bullet text:level="1" text:style-name="WW8Num588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58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8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8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8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8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8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8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8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9" text:consecutive-numbering="true">
      <text:list-level-style-bullet text:level="1" text:style-name="WW8Num58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0" text:consecutive-numbering="true">
      <text:list-level-style-bullet text:level="1" text:style-name="WW8Num5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2" text:consecutive-numbering="true">
      <text:list-level-style-bullet text:level="1" text:style-name="WW8Num59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3" text:consecutive-numbering="true">
      <text:list-level-style-bullet text:level="1" text:style-name="WW8Num593z0" style:num-suffix="." text:bullet-char="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Wingdings"/>
      </text:list-level-style-bullet>
      <text:list-level-style-bullet text:level="2" text:style-name="WW8Num593z1" style:num-suffix="." text:bullet-char="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3" text:style-name="WW8Num593z1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593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593z4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593z1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593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593z4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593z1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4" text:consecutive-numbering="true">
      <text:list-level-style-bullet text:level="1" text:style-name="WW8Num5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6" text:consecutive-numbering="true">
      <text:list-level-style-bullet text:level="1" text:style-name="WW8Num59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7" text:consecutive-numbering="true">
      <text:list-level-style-bullet text:level="1" text:style-name="WW8Num5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8" text:consecutive-numbering="true">
      <text:list-level-style-bullet text:level="1" text:style-name="WW8Num59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0" text:consecutive-numbering="true">
      <text:list-level-style-bullet text:level="1" text:style-name="WW8Num60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1">
      <text:list-level-style-number text:level="1" text:style-name="WW8Num60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01z1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601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60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0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0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0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0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0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2" text:consecutive-numbering="true">
      <text:list-level-style-bullet text:level="1" text:style-name="WW8Num602z0" style:num-suffix="." text:bullet-char="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  <style:text-properties style:font-name="Wingdings"/>
      </text:list-level-style-bullet>
      <text:list-level-style-bullet text:level="2" text:style-name="WW8Num602z1" style:num-suffix="." text:bullet-char="o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  <style:text-properties style:font-name="Courier New"/>
      </text:list-level-style-bullet>
      <text:list-level-style-bullet text:level="3" text:style-name="WW8Num602z2" style:num-suffix="." text:bullet-char="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  <style:text-properties style:font-name="Wingdings"/>
      </text:list-level-style-bullet>
      <text:list-level-style-bullet text:level="4" text:style-name="WW8Num602z3" style:num-suffix="." text:bullet-char="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  <style:text-properties style:font-name="Symbol"/>
      </text:list-level-style-bullet>
      <text:list-level-style-bullet text:level="5" text:style-name="WW8Num602z1" style:num-suffix="." text:bullet-char="o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  <style:text-properties style:font-name="Courier New"/>
      </text:list-level-style-bullet>
      <text:list-level-style-bullet text:level="6" text:style-name="WW8Num602z2" style:num-suffix="." text:bullet-char="">
        <style:list-level-properties text:list-level-position-and-space-mode="label-alignment">
          <style:list-level-label-alignment text:label-followed-by="listtab" text:list-tab-stop-position="9.393cm" fo:text-indent="-0.635cm" fo:margin-left="9.393cm"/>
        </style:list-level-properties>
        <style:text-properties style:font-name="Wingdings"/>
      </text:list-level-style-bullet>
      <text:list-level-style-bullet text:level="7" text:style-name="WW8Num602z3" style:num-suffix="." text:bullet-char="">
        <style:list-level-properties text:list-level-position-and-space-mode="label-alignment">
          <style:list-level-label-alignment text:label-followed-by="listtab" text:list-tab-stop-position="10.663cm" fo:text-indent="-0.635cm" fo:margin-left="10.663cm"/>
        </style:list-level-properties>
        <style:text-properties style:font-name="Symbol"/>
      </text:list-level-style-bullet>
      <text:list-level-style-bullet text:level="8" text:style-name="WW8Num602z1" style:num-suffix="." text:bullet-char="o">
        <style:list-level-properties text:list-level-position-and-space-mode="label-alignment">
          <style:list-level-label-alignment text:label-followed-by="listtab" text:list-tab-stop-position="11.933cm" fo:text-indent="-0.635cm" fo:margin-left="11.933cm"/>
        </style:list-level-properties>
        <style:text-properties style:font-name="Courier New"/>
      </text:list-level-style-bullet>
      <text:list-level-style-bullet text:level="9" text:style-name="WW8Num602z2" style:num-suffix="." text:bullet-char="">
        <style:list-level-properties text:list-level-position-and-space-mode="label-alignment">
          <style:list-level-label-alignment text:label-followed-by="listtab" text:list-tab-stop-position="13.203cm" fo:text-indent="-0.635cm" fo:margin-left="13.2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4" text:consecutive-numbering="true">
      <text:list-level-style-bullet text:level="1" text:style-name="WW8Num60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5" text:consecutive-numbering="true">
      <text:list-level-style-bullet text:level="1" text:style-name="WW8Num6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6" text:consecutive-numbering="true">
      <text:list-level-style-bullet text:level="1" text:style-name="WW8Num60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7" text:consecutive-numbering="true">
      <text:list-level-style-number text:level="1" text:style-name="WW8Num60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9" text:consecutive-numbering="true">
      <text:list-level-style-bullet text:level="1" text:style-name="WW8Num609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2" text:style-name="WW8Num609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60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60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09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60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60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609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60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0" text:consecutive-numbering="true">
      <text:list-level-style-bullet text:level="1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1" text:consecutive-numbering="true">
      <text:list-level-style-bullet text:level="1" text:style-name="WW8Num6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2" text:consecutive-numbering="true">
      <text:list-level-style-bullet text:level="1" text:style-name="WW8Num6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3" text:consecutive-numbering="true">
      <text:list-level-style-bullet text:level="1" text:style-name="WW8Num61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1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61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61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61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61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61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4" text:consecutive-numbering="true">
      <text:list-level-style-bullet text:level="1" text:style-name="WW8Num6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9">
      <text:list-level-style-number text:level="1" text:style-name="WW8Num619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619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619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619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619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619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619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619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619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0" text:consecutive-numbering="true">
      <text:list-level-style-bullet text:level="1" text:style-name="WW8Num62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4" text:consecutive-numbering="true">
      <text:list-level-style-bullet text:level="1" text:style-name="WW8Num62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5" text:consecutive-numbering="true">
      <text:list-level-style-bullet text:level="1" text:style-name="WW8Num62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7" text:consecutive-numbering="true">
      <text:list-level-style-number text:level="1" text:style-name="WW8Num6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8" text:consecutive-numbering="true">
      <text:list-level-style-bullet text:level="1" text:style-name="WW8Num628z0" style:num-suffix="." text:bullet-char="-">
        <style:list-level-properties text:list-level-position-and-space-mode="label-alignment">
          <style:list-level-label-alignment text:label-followed-by="listtab" text:list-tab-stop-position="3.141cm" fo:text-indent="-0.635cm" fo:margin-left="3.14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9" text:consecutive-numbering="true">
      <text:list-level-style-bullet text:level="1" text:style-name="WW8Num6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0" text:consecutive-numbering="true">
      <text:list-level-style-bullet text:level="1" text:style-name="WW8Num6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1" text:consecutive-numbering="true">
      <text:list-level-style-bullet text:level="1" text:style-name="WW8Num63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3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3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3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3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3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3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3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3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3" text:consecutive-numbering="true">
      <text:list-level-style-bullet text:level="1" text:style-name="WW8Num6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4" text:consecutive-numbering="true">
      <text:list-level-style-bullet text:level="1" text:style-name="WW8Num634z0" style:num-suffix="." text:bullet-char="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  <style:text-properties style:font-name="Wingdings"/>
      </text:list-level-style-bullet>
      <text:list-level-style-bullet text:level="2" text:style-name="WW8Num634z0" style:num-suffix="." text:bullet-char="">
        <style:list-level-properties text:list-level-position-and-space-mode="label-alignment">
          <style:list-level-label-alignment text:label-followed-by="listtab" text:list-tab-stop-position="6.9cm" fo:text-indent="-0.635cm" fo:margin-left="6.9cm"/>
        </style:list-level-properties>
        <style:text-properties style:font-name="Wingdings"/>
      </text:list-level-style-bullet>
      <text:list-level-style-bullet text:level="3" text:style-name="WW8Num634z0" style:num-suffix="." text:bullet-char="">
        <style:list-level-properties text:list-level-position-and-space-mode="label-alignment">
          <style:list-level-label-alignment text:label-followed-by="listtab" text:list-tab-stop-position="8.17cm" fo:text-indent="-0.635cm" fo:margin-left="8.17cm"/>
        </style:list-level-properties>
        <style:text-properties style:font-name="Wingdings"/>
      </text:list-level-style-bullet>
      <text:list-level-style-bullet text:level="4" text:style-name="WW8Num634z3" style:num-suffix="." text:bullet-char="">
        <style:list-level-properties text:list-level-position-and-space-mode="label-alignment">
          <style:list-level-label-alignment text:label-followed-by="listtab" text:list-tab-stop-position="9.44cm" fo:text-indent="-0.635cm" fo:margin-left="9.44cm"/>
        </style:list-level-properties>
        <style:text-properties style:font-name="Symbol"/>
      </text:list-level-style-bullet>
      <text:list-level-style-bullet text:level="5" text:style-name="WW8Num634z4" style:num-suffix="." text:bullet-char="o">
        <style:list-level-properties text:list-level-position-and-space-mode="label-alignment">
          <style:list-level-label-alignment text:label-followed-by="listtab" text:list-tab-stop-position="10.71cm" fo:text-indent="-0.635cm" fo:margin-left="10.71cm"/>
        </style:list-level-properties>
        <style:text-properties style:font-name="Courier New"/>
      </text:list-level-style-bullet>
      <text:list-level-style-bullet text:level="6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1.98cm" fo:text-indent="-0.635cm" fo:margin-left="11.98cm"/>
        </style:list-level-properties>
        <style:text-properties style:font-name="Wingdings"/>
      </text:list-level-style-bullet>
      <text:list-level-style-bullet text:level="7" text:style-name="WW8Num634z3" style:num-suffix="." text:bullet-char="">
        <style:list-level-properties text:list-level-position-and-space-mode="label-alignment">
          <style:list-level-label-alignment text:label-followed-by="listtab" text:list-tab-stop-position="13.25cm" fo:text-indent="-0.635cm" fo:margin-left="13.25cm"/>
        </style:list-level-properties>
        <style:text-properties style:font-name="Symbol"/>
      </text:list-level-style-bullet>
      <text:list-level-style-bullet text:level="8" text:style-name="WW8Num634z4" style:num-suffix="." text:bullet-char="o">
        <style:list-level-properties text:list-level-position-and-space-mode="label-alignment">
          <style:list-level-label-alignment text:label-followed-by="listtab" text:list-tab-stop-position="14.52cm" fo:text-indent="-0.635cm" fo:margin-left="14.52cm"/>
        </style:list-level-properties>
        <style:text-properties style:font-name="Courier New"/>
      </text:list-level-style-bullet>
      <text:list-level-style-bullet text:level="9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5.79cm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5" text:consecutive-numbering="true">
      <text:list-level-style-bullet text:level="1" text:style-name="WW8Num635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635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635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635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635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635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635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635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635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6">
      <text:list-level-style-number text:level="1" text:style-name="WW8Num636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636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636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636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636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636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636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7" text:consecutive-numbering="true">
      <text:list-level-style-bullet text:level="1" text:style-name="WW8Num637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3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37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3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3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37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3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3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37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8" text:consecutive-numbering="true">
      <text:list-level-style-bullet text:level="1" text:style-name="WW8Num6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9" text:consecutive-numbering="true">
      <text:list-level-style-bullet text:level="1" text:style-name="WW8Num6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1" text:consecutive-numbering="true">
      <text:list-level-style-bullet text:level="1" text:style-name="WW8Num64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2" text:consecutive-numbering="true">
      <text:list-level-style-bullet text:level="1" text:style-name="WW8Num642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642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number text:level="3" text:style-name="WW8Num64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4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4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4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4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3" text:consecutive-numbering="true">
      <text:list-level-style-bullet text:level="1" text:style-name="WW8Num64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64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64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64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64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64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64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64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64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4" text:consecutive-numbering="true">
      <text:list-level-style-bullet text:level="1" text:style-name="WW8Num644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5" text:consecutive-numbering="true">
      <text:list-level-style-bullet text:level="1" text:style-name="WW8Num6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6" text:consecutive-numbering="true">
      <text:list-level-style-bullet text:level="1" text:style-name="WW8Num646z0" style:num-suffix="." text:bullet-char="-">
        <style:list-level-properties text:list-level-position-and-space-mode="label-alignment">
          <style:list-level-label-alignment text:label-followed-by="listtab" text:list-tab-stop-position="4.385cm" fo:text-indent="-0.635cm" fo:margin-left="4.38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4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4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4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4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4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4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4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4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8" style:family="table">
      <style:table-properties style:width="16.521cm" table:align="left" style:writing-mode="lr-tb"/>
    </style:style>
    <style:style style:name="Tableau8.A" style:family="table-column">
      <style:table-column-properties style:column-width="3.251cm"/>
    </style:style>
    <style:style style:name="Tableau8.B" style:family="table-column">
      <style:table-column-properties style:column-width="10.502cm"/>
    </style:style>
    <style:style style:name="Tableau8.C" style:family="table-column">
      <style:table-column-properties style:column-width="2.768cm"/>
    </style:style>
    <style:style style:name="Tableau8.1" style:family="table-row">
      <style:table-row-properties style:min-row-height="0.995cm"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B1" style:family="table-cell">
      <style:table-cell-properties style:vertical-align="middle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C1" style:family="table-cell">
      <style:table-cell-properties style:vertical-align="middle" fo:padding-left="0.191cm" fo:padding-right="0.191cm" fo:padding-top="0cm" fo:padding-bottom="0cm" fo:border="0.5pt solid #000080" style:writing-mode="lr-tb"/>
    </style:style>
    <style:style style:name="M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MP3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style:font-name="Verdana" fo:font-size="9pt" style:font-size-asian="9pt" style:font-name-complex="Verdana"/>
    </style:style>
    <style:style style:name="MT2" style:family="text">
      <style:text-properties style:font-name="Verdana" fo:font-size="9pt" fo:language="en" fo:country="US" style:font-size-asian="9pt" style:font-name-complex="Verdana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1"><draw:frame draw:style-name="Mfr1" draw:name="logoinsee" text:anchor-type="as-char" svg:width="1.64cm" svg:height="1.64cm" draw:z-index="2"><draw:image xlink:href="Pictures/100002000000003200000032F7DEA6258E623960.png" xlink:type="simple" xlink:show="embed" xlink:actuate="onLoad" loext:mime-type="image/png"/></draw:frame></text:p>
            </table:table-cell>
            <table:table-cell table:style-name="Tableau8.B1" office:value-type="string">
              <text:p text:style-name="MP2">CEI : Groupe Intégration Gestion des Applications</text:p>
              <text:p text:style-name="MP3"><text:title>reinitHistoriqueAnneeMois</text:title></text:p>
              <text:p text:style-name="MP2"/>
            </table:table-cell>
            <table:table-cell table:style-name="Tableau8.C1" office:value-type="string">
              <text:p text:style-name="MP4"><text:modification-date style:data-style-name="N30">20/01/2020</text:modification-date></text:p>
              <text:p text:style-name="MP5"><text:span text:style-name="MT1">Page </text:span><text:span text:style-name="MT2"><text:page-number text:select-page="current">6</text:page-number></text:span><text:span text:style-name="MT1"><text:s/>/ </text:span><text:span text:style-name="Page_20_Number"><text:span text:style-name="MT1"><text:page-count style:num-format="1">6</text:page-count></text:span></text:span></text:p>
            </table:table-cell>
          </table:table-row>
        </table:table>
        <text:p text:style-name="Standard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initHistoriqueAnneeMois</dc:title>
    <dc:subject>Fiche Batch reinitHistoriqueAnneeMois</dc:subject>
    <meta:initial-creator>dqb4no</meta:initial-creator>
    <meta:creation-date>2014-08-13T11:59:00</meta:creation-date>
    <dc:creator>Aude Mulliez</dc:creator>
    <dc:date>2020-01-20T12:05:18.235000000</dc:date>
    <meta:print-date>2014-08-13T10:37:00</meta:print-date>
    <meta:editing-cycles>59</meta:editing-cycles>
    <meta:editing-duration>PT40M40S</meta:editing-duration>
    <meta:generator>LibreOffice/5.4.6.2$Windows_X86_64 LibreOffice_project/4014ce260a04f1026ba855d3b8d91541c224eab8</meta:generator>
    <dc:description>Description d'un batch non planifié permettant de réinitaliser tout l'historique d'un mois donné en cas de problème sur les données.</dc:description>
    <meta:keyword>reinitHistoriqueAnneeMois</meta:keyword>
    <meta:document-statistic meta:table-count="7" meta:image-count="1" meta:object-count="0" meta:page-count="6" meta:paragraph-count="182" meta:word-count="1011" meta:character-count="6903" meta:non-whitespace-character-count="6062"/>
    <meta:user-defined meta:name="ACTIVE">ACTIVE</meta:user-defined>
    <meta:user-defined meta:name="Client">INSEE</meta:user-defined>
    <meta:user-defined meta:name="Date_Document">17/02/2014</meta:user-defined>
    <meta:user-defined meta:name="Lot Contrat">-</meta:user-defined>
    <meta:user-defined meta:name="Projet" meta:value-type="string">Nom du Projet</meta:user-defined>
    <meta:user-defined meta:name="Référence" meta:value-type="string">Réf</meta:user-defined>
    <meta:user-defined meta:name="VTCASE" meta:value-type="string">VTCASE</meta:user-defined>
    <meta:user-defined meta:name="VTCommandPending" meta:value-type="string">VTCommandPending</meta:user-defined>
    <meta:user-defined meta:name="VTCurMacroFlags$" meta:value-type="string">VTCurMacroFlags$</meta:user-defined>
    <meta:user-defined meta:name="VTINIT" meta:value-type="string">VTINIT</meta:user-defined>
    <meta:user-defined meta:name="VTypeCAPFlag$" meta:value-type="string">VTypeCAPFlag$</meta:user-defined>
    <meta:user-defined meta:name="VTypeJoinDigitFlag$" meta:value-type="string">VTypeJoinDigitFlag$</meta:user-defined>
    <meta:user-defined meta:name="VTypeLCFlag$" meta:value-type="string">VTypeLCFlag$</meta:user-defined>
    <meta:user-defined meta:name="VTypeNoSpaceFlag$" meta:value-type="string">VTypeNoSpaceFlag$</meta:user-defined>
    <meta:user-defined meta:name="VTypeSpaceFlag$" meta:value-type="string">VTypeSpaceFlag$</meta:user-defined>
    <meta:user-defined meta:name="VTypeUCFlag$" meta:value-type="string">VTypeUCFlag$</meta:user-defined>
    <meta:user-defined meta:name="Version" meta:value-type="string">0.1</meta:user-defined>
    <meta:user-defined meta:name="État" meta:value-type="string">Non validé</meta:user-defined>
  </office:meta>
</office:document-meta>
</file>